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01cm" fo:margin-right="0cm" fo:text-indent="0cm" style:auto-text-indent="false"/>
      <style:text-properties fo:color="#000000" fo:font-size="12pt" fo:language="none" fo:country="none" style:font-size-asian="12pt" style:language-asian="none" style:country-asian="none" style:font-size-complex="12pt"/>
    </style:style>
    <style:style style:name="P2" style:family="paragraph" style:parent-style-name="Standard">
      <style:paragraph-properties fo:margin-left="0.501cm" fo:margin-right="0cm" fo:margin-top="1.482cm" fo:margin-bottom="0.212cm" fo:line-height="0.67cm" fo:text-indent="0cm" style:auto-text-indent="false">
        <style:tab-stops>
          <style:tab-stop style:position="12.002cm" style:type="right"/>
          <style:tab-stop style:position="12.252cm"/>
          <style:tab-stop style:position="13.252cm"/>
          <style:tab-stop style:position="14.252cm"/>
          <style:tab-stop style:position="14.753cm"/>
          <style:tab-stop style:position="15.002cm"/>
          <style:tab-stop style:position="16.002cm"/>
          <style:tab-stop style:position="17.002cm"/>
          <style:tab-stop style:position="17.754cm"/>
          <style:tab-stop style:position="18.754cm"/>
        </style:tab-stops>
      </style:paragraph-properties>
    </style:style>
    <style:style style:name="P3" style:family="paragraph" style:parent-style-name="Standard">
      <style:paragraph-properties fo:margin-left="0.501cm" fo:margin-right="0cm" fo:margin-top="0cm" fo:margin-bottom="0.035cm" fo:line-height="0.67cm" fo:text-indent="0cm" style:auto-text-indent="false">
        <style:tab-stops>
          <style:tab-stop style:position="12.252cm"/>
          <style:tab-stop style:position="12.502cm"/>
        </style:tab-stops>
      </style:paragraph-properties>
    </style:style>
    <style:style style:name="P4" style:family="paragraph" style:parent-style-name="Standard">
      <style:paragraph-properties fo:margin-left="0.501cm" fo:margin-right="0cm" fo:margin-top="0cm" fo:margin-bottom="0.035cm" fo:line-height="0.67cm" fo:text-indent="0cm" style:auto-text-indent="false">
        <style:tab-stops>
          <style:tab-stop style:position="4.752cm"/>
          <style:tab-stop style:position="12.252cm"/>
          <style:tab-stop style:position="12.502cm"/>
        </style:tab-stops>
      </style:paragraph-properties>
    </style:style>
    <style:style style:name="P5" style:family="paragraph" style:parent-style-name="Standard" style:master-page-name="Standard">
      <style:paragraph-properties fo:margin-left="0.501cm" fo:margin-right="0cm" fo:text-indent="0cm" style:auto-text-indent="false" style:page-number="auto">
        <style:tab-stops>
          <style:tab-stop style:position="12.502cm"/>
          <style:tab-stop style:position="15.152cm"/>
          <style:tab-stop style:position="16.103cm"/>
          <style:tab-stop style:position="17.052cm"/>
        </style:tab-stops>
      </style:paragraph-properties>
      <style:text-properties fo:color="#000000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1cm" fo:margin-right="0cm" fo:line-height="150%" fo:text-indent="0cm" style:auto-text-indent="false">
        <style:tab-stops>
          <style:tab-stop style:position="12.502cm"/>
        </style:tab-stops>
      </style:paragraph-properties>
    </style:style>
    <style:style style:name="P7" style:family="paragraph" style:parent-style-name="Standard">
      <style:paragraph-properties fo:margin-left="1cm" fo:margin-right="0cm" fo:line-height="150%" fo:text-indent="0cm" style:auto-text-indent="false">
        <style:tab-stops>
          <style:tab-stop style:position="2.752cm"/>
          <style:tab-stop style:position="3.501cm"/>
          <style:tab-stop style:position="4.251cm"/>
          <style:tab-stop style:position="5.001cm"/>
          <style:tab-stop style:position="7.251cm"/>
          <style:tab-stop style:position="9.001cm"/>
          <style:tab-stop style:position="9.753cm"/>
          <style:tab-stop style:position="10.502cm"/>
          <style:tab-stop style:position="11.252cm"/>
          <style:tab-stop style:position="13.503cm"/>
          <style:tab-stop style:position="15.503cm"/>
          <style:tab-stop style:position="16.252cm"/>
          <style:tab-stop style:position="17.002cm"/>
          <style:tab-stop style:position="17.754cm"/>
        </style:tab-stops>
      </style:paragraph-properties>
      <style:text-properties fo:color="#000000" fo:font-size="8pt" fo:language="none" fo:country="none" fo:font-weight="bold" style:font-size-asian="8pt" style:language-asian="none" style:country-asian="none" style:font-weight-asian="bold" style:font-size-complex="8pt" style:font-weight-complex="bold"/>
    </style:style>
    <style:style style:name="P8" style:family="paragraph" style:parent-style-name="Standard">
      <style:paragraph-properties fo:margin-left="1cm" fo:margin-right="0cm" fo:margin-top="0.106cm" fo:margin-bottom="0cm" fo:line-height="150%" fo:text-indent="0cm" style:auto-text-indent="fals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251cm"/>
          <style:tab-stop style:position="8.502cm"/>
          <style:tab-stop style:position="9.502cm"/>
          <style:tab-stop style:position="10.502cm"/>
          <style:tab-stop style:position="11.502cm"/>
          <style:tab-stop style:position="12.502cm"/>
          <style:tab-stop style:position="13.503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</style:tab-stops>
      </style:paragraph-properties>
    </style:style>
    <style:style style:name="P9" style:family="paragraph" style:parent-style-name="Standard">
      <style:paragraph-properties fo:margin-left="1cm" fo:margin-right="0cm" fo:margin-top="0.106cm" fo:margin-bottom="0cm" fo:line-height="150%" fo:text-indent="0cm" style:auto-text-indent="fals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  <style:tab-stop style:position="12.5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</style:tab-stops>
      </style:paragraph-properties>
    </style:style>
    <style:style style:name="P10" style:family="paragraph" style:parent-style-name="Standard">
      <style:paragraph-properties fo:margin-left="1cm" fo:margin-right="0cm" fo:margin-top="0.212cm" fo:margin-bottom="0cm" fo:line-height="150%" fo:text-indent="0cm" style:auto-text-indent="false">
        <style:tab-stops>
          <style:tab-stop style:position="12.502cm"/>
        </style:tab-stops>
      </style:paragraph-properties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color="#000000"/>
    </style:style>
    <style:style style:name="T3" style:family="text">
      <style:text-properties fo:color="#000000" style:font-name="Arial Black" fo:font-size="14pt" style:font-size-asian="14pt" style:font-size-complex="14pt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000000" fo:font-size="8pt" fo:letter-spacing="-0.074cm" style:font-size-asian="8pt" style:font-size-complex="8pt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Times New (W1)" fo:font-size="14pt" fo:letter-spacing="-0.074cm" style:font-size-asian="14pt" style:font-name-complex="Times New (W1)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6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4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5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5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6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6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6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6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7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7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7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8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8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8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8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8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9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9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9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0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0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0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0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0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3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3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4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5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5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6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6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6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6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7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7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7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8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8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8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8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8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1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1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9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1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1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1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19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19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1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0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0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0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0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0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3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3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4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5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5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6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6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6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6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7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7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7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8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8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8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2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2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28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8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9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9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2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2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29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29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2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0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0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0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0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0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0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3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3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3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3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4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3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5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5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3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6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6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6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6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2" form:control-implementation="ooo:com.sun.star.form.component.CheckBox" form:id="control37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3" form:control-implementation="ooo:com.sun.star.form.component.CheckBox" form:id="control3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4" form:control-implementation="ooo:com.sun.star.form.component.CheckBox" form:id="control37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7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5" form:control-implementation="ooo:com.sun.star.form.component.CheckBox" form:id="control3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8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8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8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6" form:control-implementation="ooo:com.sun.star.form.component.CheckBox" form:id="control3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7" form:control-implementation="ooo:com.sun.star.form.component.CheckBox" form:id="control38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8" form:control-implementation="ooo:com.sun.star.form.component.CheckBox" form:id="control3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9" form:control-implementation="ooo:com.sun.star.form.component.CheckBox" form:id="control38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char" draw:z-index="0" draw:style-name="gr1" draw:text-style-name="P11" svg:width="0.509cm" svg:height="0.509cm" svg:x="19.308cm" svg:y="0.258cm"><text:p/>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</draw:custom-shape><text:tab/><text:tab/>Code</text:p>
      <text:p text:style-name="P2"><text:span text:style-name="T3">Certification C2i® niveau 1</text:span><text:span text:style-name="T4"><text:tab/></text:span><text:span text:style-name="T6">N° étudiant :</text:span><text:span text:style-name="T4"><text:tab/> <text:s text:c="2"/></text:span><text:span text:style-name="T5"><text:s text:c="3"/></text:span><text:span text:style-name="T7"><draw:control text:anchor-type="as-char" draw:z-index="4" draw:style-name="gr4" draw:text-style-name="P12" svg:width="0.32cm" svg:height="0.32cm" draw:control="control1"/></text:span><text:span text:style-name="T7"><text:tab/> <text:s text:c="2"/></text:span><text:span text:style-name="T7"><draw:control text:anchor-type="as-char" draw:z-index="5" draw:style-name="gr4" draw:text-style-name="P12" svg:width="0.32cm" svg:height="0.32cm" draw:control="control2"/></text:span><text:span text:style-name="T7"><text:tab/> </text:span><text:span text:style-name="T7"><draw:control text:anchor-type="as-char" draw:z-index="6" draw:style-name="gr4" draw:text-style-name="P12" svg:width="0.32cm" svg:height="0.32cm" draw:control="control3"/></text:span><text:span text:style-name="T7"><text:tab/> <text:s text:c="3"/></text:span><text:span text:style-name="T7"><draw:control text:anchor-type="as-char" draw:z-index="7" draw:style-name="gr4" draw:text-style-name="P12" svg:width="0.32cm" svg:height="0.32cm" draw:control="control4"/></text:span><text:span text:style-name="T7"><text:tab/> <text:s/></text:span><text:span text:style-name="T7"><draw:control text:anchor-type="as-char" draw:z-index="8" draw:style-name="gr4" draw:text-style-name="P12" svg:width="0.32cm" svg:height="0.32cm" draw:control="control5"/></text:span><text:span text:style-name="T7"><text:tab/></text:span><text:span text:style-name="T7"><draw:control text:anchor-type="as-char" draw:z-index="9" draw:style-name="gr4" draw:text-style-name="P12" svg:width="0.32cm" svg:height="0.32cm" draw:control="control6"/></text:span><text:span text:style-name="T7"><text:tab/> <text:s text:c="2"/></text:span><text:span text:style-name="T7"><draw:control text:anchor-type="as-char" draw:z-index="10" draw:style-name="gr4" draw:text-style-name="P12" svg:width="0.32cm" svg:height="0.32cm" draw:control="control7"/></text:span><text:span text:style-name="T7"><text:tab/> </text:span><text:span text:style-name="T7"><draw:control text:anchor-type="as-char" draw:z-index="11" draw:style-name="gr4" draw:text-style-name="P12" svg:width="0.32cm" svg:height="0.32cm" draw:control="control8"/></text:span></text:p>
      <text:p text:style-name="P3"><text:span text:style-name="T8"><text:tab/></text:span><text:span text:style-name="T4">1<text:tab/></text:span><text:span text:style-name="T2"><draw:control text:anchor-type="as-char" draw:z-index="12" draw:style-name="gr4" draw:text-style-name="P12" svg:width="0.32cm" svg:height="0.32cm" draw:control="control9"/></text:span><text:span text:style-name="T2"><text:tab/></text:span><text:span text:style-name="T2"><draw:control text:anchor-type="as-char" draw:z-index="13" draw:style-name="gr4" draw:text-style-name="P12" svg:width="0.32cm" svg:height="0.32cm" draw:control="control10"/></text:span><text:span text:style-name="T2"><text:tab/></text:span><text:span text:style-name="T2"><draw:control text:anchor-type="as-char" draw:z-index="14" draw:style-name="gr4" draw:text-style-name="P12" svg:width="0.32cm" svg:height="0.32cm" draw:control="control11"/></text:span><text:span text:style-name="T2"><text:tab/></text:span><text:span text:style-name="T2"><draw:control text:anchor-type="as-char" draw:z-index="15" draw:style-name="gr4" draw:text-style-name="P12" svg:width="0.32cm" svg:height="0.32cm" draw:control="control12"/></text:span><text:span text:style-name="T2"><text:tab/></text:span><text:span text:style-name="T2"><draw:control text:anchor-type="as-char" draw:z-index="16" draw:style-name="gr4" draw:text-style-name="P12" svg:width="0.32cm" svg:height="0.32cm" draw:control="control13"/></text:span><text:span text:style-name="T2"><text:tab/></text:span><text:span text:style-name="T2"><draw:control text:anchor-type="as-char" draw:z-index="17" draw:style-name="gr4" draw:text-style-name="P12" svg:width="0.32cm" svg:height="0.32cm" draw:control="control14"/></text:span><text:span text:style-name="T2"><text:tab/></text:span><text:span text:style-name="T2"><draw:control text:anchor-type="as-char" draw:z-index="18" draw:style-name="gr4" draw:text-style-name="P12" svg:width="0.32cm" svg:height="0.32cm" draw:control="control15"/></text:span><text:span text:style-name="T2"><text:tab/></text:span><text:span text:style-name="T2"><draw:control text:anchor-type="as-char" draw:z-index="19" draw:style-name="gr4" draw:text-style-name="P12" svg:width="0.32cm" svg:height="0.32cm" draw:control="control16"/></text:span></text:p>
      <text:p text:style-name="P3"><text:span text:style-name="T9">Université de XXXXXX</text:span><text:span text:style-name="T8"><text:tab/></text:span><text:span text:style-name="T4">2</text:span><text:span text:style-name="T8"><text:tab/></text:span><text:span text:style-name="T2"><draw:control text:anchor-type="as-char" draw:z-index="20" draw:style-name="gr4" draw:text-style-name="P12" svg:width="0.32cm" svg:height="0.32cm" draw:control="control17"/></text:span><text:span text:style-name="T2"><text:tab/></text:span><text:span text:style-name="T2"><draw:control text:anchor-type="as-char" draw:z-index="21" draw:style-name="gr4" draw:text-style-name="P12" svg:width="0.32cm" svg:height="0.32cm" draw:control="control18"/></text:span><text:span text:style-name="T2"><text:tab/></text:span><text:span text:style-name="T2"><draw:control text:anchor-type="as-char" draw:z-index="22" draw:style-name="gr4" draw:text-style-name="P12" svg:width="0.32cm" svg:height="0.32cm" draw:control="control19"/></text:span><text:span text:style-name="T2"><text:tab/></text:span><text:span text:style-name="T2"><draw:control text:anchor-type="as-char" draw:z-index="23" draw:style-name="gr4" draw:text-style-name="P12" svg:width="0.32cm" svg:height="0.32cm" draw:control="control20"/></text:span><text:span text:style-name="T2"><text:tab/></text:span><text:span text:style-name="T2"><draw:control text:anchor-type="as-char" draw:z-index="24" draw:style-name="gr4" draw:text-style-name="P12" svg:width="0.32cm" svg:height="0.32cm" draw:control="control21"/></text:span><text:span text:style-name="T2"><text:tab/></text:span><text:span text:style-name="T2"><draw:control text:anchor-type="as-char" draw:z-index="25" draw:style-name="gr4" draw:text-style-name="P12" svg:width="0.32cm" svg:height="0.32cm" draw:control="control22"/></text:span><text:span text:style-name="T2"><text:tab/></text:span><text:span text:style-name="T2"><draw:control text:anchor-type="as-char" draw:z-index="26" draw:style-name="gr4" draw:text-style-name="P12" svg:width="0.32cm" svg:height="0.32cm" draw:control="control23"/></text:span><text:span text:style-name="T2"><text:tab/></text:span><text:span text:style-name="T2"><draw:control text:anchor-type="as-char" draw:z-index="27" draw:style-name="gr4" draw:text-style-name="P12" svg:width="0.32cm" svg:height="0.32cm" draw:control="control24"/></text:span></text:p>
      <text:p text:style-name="P3"><text:span text:style-name="T8"><text:tab/></text:span><text:span text:style-name="T4">3<text:tab/></text:span><text:span text:style-name="T2"><draw:control text:anchor-type="as-char" draw:z-index="28" draw:style-name="gr4" draw:text-style-name="P12" svg:width="0.32cm" svg:height="0.32cm" draw:control="control25"/></text:span><text:span text:style-name="T2"><text:tab/></text:span><text:span text:style-name="T2"><draw:control text:anchor-type="as-char" draw:z-index="29" draw:style-name="gr4" draw:text-style-name="P12" svg:width="0.32cm" svg:height="0.32cm" draw:control="control26"/></text:span><text:span text:style-name="T2"><text:tab/></text:span><text:span text:style-name="T2"><draw:control text:anchor-type="as-char" draw:z-index="30" draw:style-name="gr4" draw:text-style-name="P12" svg:width="0.32cm" svg:height="0.32cm" draw:control="control27"/></text:span><text:span text:style-name="T2"><text:tab/></text:span><text:span text:style-name="T2"><draw:control text:anchor-type="as-char" draw:z-index="31" draw:style-name="gr4" draw:text-style-name="P12" svg:width="0.32cm" svg:height="0.32cm" draw:control="control28"/></text:span><text:span text:style-name="T2"><text:tab/></text:span><text:span text:style-name="T2"><draw:control text:anchor-type="as-char" draw:z-index="32" draw:style-name="gr4" draw:text-style-name="P12" svg:width="0.32cm" svg:height="0.32cm" draw:control="control29"/></text:span><text:span text:style-name="T2"><text:tab/></text:span><text:span text:style-name="T2"><draw:control text:anchor-type="as-char" draw:z-index="33" draw:style-name="gr4" draw:text-style-name="P12" svg:width="0.32cm" svg:height="0.32cm" draw:control="control30"/></text:span><text:span text:style-name="T2"><text:tab/></text:span><text:span text:style-name="T2"><draw:control text:anchor-type="as-char" draw:z-index="34" draw:style-name="gr4" draw:text-style-name="P12" svg:width="0.32cm" svg:height="0.32cm" draw:control="control31"/></text:span><text:span text:style-name="T2"><text:tab/></text:span><text:span text:style-name="T2"><draw:control text:anchor-type="as-char" draw:z-index="35" draw:style-name="gr4" draw:text-style-name="P12" svg:width="0.32cm" svg:height="0.32cm" draw:control="control32"/></text:span></text:p>
      <text:p text:style-name="P4"><text:span text:style-name="T8"><text:tab/><text:tab/></text:span><text:span text:style-name="T4">4<text:tab/></text:span><text:span text:style-name="T2"><draw:control text:anchor-type="as-char" draw:z-index="36" draw:style-name="gr4" draw:text-style-name="P12" svg:width="0.32cm" svg:height="0.32cm" draw:control="control33"/></text:span><text:span text:style-name="T2"><text:tab/></text:span><text:span text:style-name="T2"><draw:control text:anchor-type="as-char" draw:z-index="37" draw:style-name="gr4" draw:text-style-name="P12" svg:width="0.32cm" svg:height="0.32cm" draw:control="control34"/></text:span><text:span text:style-name="T2"><text:tab/></text:span><text:span text:style-name="T2"><draw:control text:anchor-type="as-char" draw:z-index="38" draw:style-name="gr4" draw:text-style-name="P12" svg:width="0.32cm" svg:height="0.32cm" draw:control="control35"/></text:span><text:span text:style-name="T2"><text:tab/></text:span><text:span text:style-name="T2"><draw:control text:anchor-type="as-char" draw:z-index="39" draw:style-name="gr4" draw:text-style-name="P12" svg:width="0.32cm" svg:height="0.32cm" draw:control="control36"/></text:span><text:span text:style-name="T2"><text:tab/></text:span><text:span text:style-name="T2"><draw:control text:anchor-type="as-char" draw:z-index="40" draw:style-name="gr4" draw:text-style-name="P12" svg:width="0.32cm" svg:height="0.32cm" draw:control="control37"/></text:span><text:span text:style-name="T2"><text:tab/></text:span><text:span text:style-name="T2"><draw:control text:anchor-type="as-char" draw:z-index="41" draw:style-name="gr4" draw:text-style-name="P12" svg:width="0.32cm" svg:height="0.32cm" draw:control="control38"/></text:span><text:span text:style-name="T2"><text:tab/></text:span><text:span text:style-name="T2"><draw:control text:anchor-type="as-char" draw:z-index="42" draw:style-name="gr4" draw:text-style-name="P12" svg:width="0.32cm" svg:height="0.32cm" draw:control="control39"/></text:span><text:span text:style-name="T2"><text:tab/></text:span><text:span text:style-name="T2"><draw:control text:anchor-type="as-char" draw:z-index="43" draw:style-name="gr4" draw:text-style-name="P12" svg:width="0.32cm" svg:height="0.32cm" draw:control="control40"/></text:span></text:p>
      <text:p text:style-name="P3"><text:span text:style-name="T10">Fiche réponse</text:span><text:span text:style-name="T8"><text:tab/></text:span><text:span text:style-name="T4">5<text:tab/></text:span><text:span text:style-name="T2"><draw:control text:anchor-type="as-char" draw:z-index="44" draw:style-name="gr4" draw:text-style-name="P12" svg:width="0.32cm" svg:height="0.32cm" draw:control="control41"/></text:span><text:span text:style-name="T2"><text:tab/></text:span><text:span text:style-name="T2"><draw:control text:anchor-type="as-char" draw:z-index="45" draw:style-name="gr4" draw:text-style-name="P12" svg:width="0.32cm" svg:height="0.32cm" draw:control="control42"/></text:span><text:span text:style-name="T2"><text:tab/></text:span><text:span text:style-name="T2"><draw:control text:anchor-type="as-char" draw:z-index="46" draw:style-name="gr4" draw:text-style-name="P12" svg:width="0.32cm" svg:height="0.32cm" draw:control="control43"/></text:span><text:span text:style-name="T2"><text:tab/></text:span><text:span text:style-name="T2"><draw:control text:anchor-type="as-char" draw:z-index="47" draw:style-name="gr4" draw:text-style-name="P12" svg:width="0.32cm" svg:height="0.32cm" draw:control="control44"/></text:span><text:span text:style-name="T2"><text:tab/></text:span><text:span text:style-name="T2"><draw:control text:anchor-type="as-char" draw:z-index="48" draw:style-name="gr4" draw:text-style-name="P12" svg:width="0.32cm" svg:height="0.32cm" draw:control="control45"/></text:span><text:span text:style-name="T2"><text:tab/></text:span><text:span text:style-name="T2"><draw:control text:anchor-type="as-char" draw:z-index="49" draw:style-name="gr4" draw:text-style-name="P12" svg:width="0.32cm" svg:height="0.32cm" draw:control="control46"/></text:span><text:span text:style-name="T2"><text:tab/></text:span><text:span text:style-name="T2"><draw:control text:anchor-type="as-char" draw:z-index="50" draw:style-name="gr4" draw:text-style-name="P12" svg:width="0.32cm" svg:height="0.32cm" draw:control="control47"/></text:span><text:span text:style-name="T2"><text:tab/></text:span><text:span text:style-name="T2"><draw:control text:anchor-type="as-char" draw:z-index="51" draw:style-name="gr4" draw:text-style-name="P12" svg:width="0.32cm" svg:height="0.32cm" draw:control="control48"/></text:span></text:p>
      <text:p text:style-name="P3"><text:span text:style-name="T8"><text:tab/></text:span><text:span text:style-name="T4">6<text:tab/></text:span><text:span text:style-name="T2"><draw:control text:anchor-type="as-char" draw:z-index="52" draw:style-name="gr4" draw:text-style-name="P12" svg:width="0.32cm" svg:height="0.32cm" draw:control="control49"/></text:span><text:span text:style-name="T2"><text:tab/></text:span><text:span text:style-name="T2"><draw:control text:anchor-type="as-char" draw:z-index="53" draw:style-name="gr4" draw:text-style-name="P12" svg:width="0.32cm" svg:height="0.32cm" draw:control="control50"/></text:span><text:span text:style-name="T2"><text:tab/></text:span><text:span text:style-name="T2"><draw:control text:anchor-type="as-char" draw:z-index="54" draw:style-name="gr4" draw:text-style-name="P12" svg:width="0.32cm" svg:height="0.32cm" draw:control="control51"/></text:span><text:span text:style-name="T2"><text:tab/></text:span><text:span text:style-name="T2"><draw:control text:anchor-type="as-char" draw:z-index="55" draw:style-name="gr4" draw:text-style-name="P12" svg:width="0.32cm" svg:height="0.32cm" draw:control="control52"/></text:span><text:span text:style-name="T2"><text:tab/></text:span><text:span text:style-name="T2"><draw:control text:anchor-type="as-char" draw:z-index="56" draw:style-name="gr4" draw:text-style-name="P12" svg:width="0.32cm" svg:height="0.32cm" draw:control="control53"/></text:span><text:span text:style-name="T2"><text:tab/></text:span><text:span text:style-name="T2"><draw:control text:anchor-type="as-char" draw:z-index="57" draw:style-name="gr4" draw:text-style-name="P12" svg:width="0.32cm" svg:height="0.32cm" draw:control="control54"/></text:span><text:span text:style-name="T2"><text:tab/></text:span><text:span text:style-name="T2"><draw:control text:anchor-type="as-char" draw:z-index="58" draw:style-name="gr4" draw:text-style-name="P12" svg:width="0.32cm" svg:height="0.32cm" draw:control="control55"/></text:span><text:span text:style-name="T2"><text:tab/></text:span><text:span text:style-name="T2"><draw:control text:anchor-type="as-char" draw:z-index="59" draw:style-name="gr4" draw:text-style-name="P12" svg:width="0.32cm" svg:height="0.32cm" draw:control="control56"/></text:span></text:p>
      <text:p text:style-name="P3"><text:span text:style-name="T8"><text:tab/></text:span><text:span text:style-name="T4">7<text:tab/></text:span><text:span text:style-name="T2"><draw:control text:anchor-type="as-char" draw:z-index="60" draw:style-name="gr4" draw:text-style-name="P12" svg:width="0.32cm" svg:height="0.32cm" draw:control="control57"/></text:span><text:span text:style-name="T2"><text:tab/></text:span><text:span text:style-name="T2"><draw:control text:anchor-type="as-char" draw:z-index="61" draw:style-name="gr4" draw:text-style-name="P12" svg:width="0.32cm" svg:height="0.32cm" draw:control="control58"/></text:span><text:span text:style-name="T2"><text:tab/></text:span><text:span text:style-name="T2"><draw:control text:anchor-type="as-char" draw:z-index="62" draw:style-name="gr4" draw:text-style-name="P12" svg:width="0.32cm" svg:height="0.32cm" draw:control="control59"/></text:span><text:span text:style-name="T2"><text:tab/></text:span><text:span text:style-name="T2"><draw:control text:anchor-type="as-char" draw:z-index="63" draw:style-name="gr4" draw:text-style-name="P12" svg:width="0.32cm" svg:height="0.32cm" draw:control="control60"/></text:span><text:span text:style-name="T2"><text:tab/></text:span><text:span text:style-name="T2"><draw:control text:anchor-type="as-char" draw:z-index="64" draw:style-name="gr4" draw:text-style-name="P12" svg:width="0.32cm" svg:height="0.32cm" draw:control="control61"/></text:span><text:span text:style-name="T2"><text:tab/></text:span><text:span text:style-name="T2"><draw:control text:anchor-type="as-char" draw:z-index="65" draw:style-name="gr4" draw:text-style-name="P12" svg:width="0.32cm" svg:height="0.32cm" draw:control="control62"/></text:span><text:span text:style-name="T2"><text:tab/></text:span><text:span text:style-name="T2"><draw:control text:anchor-type="as-char" draw:z-index="66" draw:style-name="gr4" draw:text-style-name="P12" svg:width="0.32cm" svg:height="0.32cm" draw:control="control63"/></text:span><text:span text:style-name="T2"><text:tab/></text:span><text:span text:style-name="T2"><draw:control text:anchor-type="as-char" draw:z-index="67" draw:style-name="gr4" draw:text-style-name="P12" svg:width="0.32cm" svg:height="0.32cm" draw:control="control64"/></text:span></text:p>
      <text:p text:style-name="P3"><text:span text:style-name="T11">Nom patronymique :</text:span><text:span text:style-name="T8">……………………………………….…<text:tab/></text:span><text:span text:style-name="T4">8<text:tab/></text:span><text:span text:style-name="T2"><draw:control text:anchor-type="as-char" draw:z-index="68" draw:style-name="gr4" draw:text-style-name="P12" svg:width="0.32cm" svg:height="0.32cm" draw:control="control65"/></text:span><text:span text:style-name="T2"><text:tab/></text:span><text:span text:style-name="T2"><draw:control text:anchor-type="as-char" draw:z-index="69" draw:style-name="gr4" draw:text-style-name="P12" svg:width="0.32cm" svg:height="0.32cm" draw:control="control66"/></text:span><text:span text:style-name="T2"><text:tab/></text:span><text:span text:style-name="T2"><draw:control text:anchor-type="as-char" draw:z-index="70" draw:style-name="gr4" draw:text-style-name="P12" svg:width="0.32cm" svg:height="0.32cm" draw:control="control67"/></text:span><text:span text:style-name="T2"><text:tab/></text:span><text:span text:style-name="T2"><draw:control text:anchor-type="as-char" draw:z-index="71" draw:style-name="gr4" draw:text-style-name="P12" svg:width="0.32cm" svg:height="0.32cm" draw:control="control68"/></text:span><text:span text:style-name="T2"><text:tab/></text:span><text:span text:style-name="T2"><draw:control text:anchor-type="as-char" draw:z-index="72" draw:style-name="gr4" draw:text-style-name="P12" svg:width="0.32cm" svg:height="0.32cm" draw:control="control69"/></text:span><text:span text:style-name="T2"><text:tab/></text:span><text:span text:style-name="T2"><draw:control text:anchor-type="as-char" draw:z-index="73" draw:style-name="gr4" draw:text-style-name="P12" svg:width="0.32cm" svg:height="0.32cm" draw:control="control70"/></text:span><text:span text:style-name="T2"><text:tab/></text:span><text:span text:style-name="T2"><draw:control text:anchor-type="as-char" draw:z-index="74" draw:style-name="gr4" draw:text-style-name="P12" svg:width="0.32cm" svg:height="0.32cm" draw:control="control71"/></text:span><text:span text:style-name="T2"><text:tab/></text:span><text:span text:style-name="T2"><draw:control text:anchor-type="as-char" draw:z-index="75" draw:style-name="gr4" draw:text-style-name="P12" svg:width="0.32cm" svg:height="0.32cm" draw:control="control72"/></text:span></text:p>
      <text:p text:style-name="P3"><text:span text:style-name="T11">Epouse</text:span><text:span text:style-name="T8"> :……………………………</text:span><text:span text:style-name="T11">Né(e) le</text:span><text:span text:style-name="T8"> :……………….<text:tab/></text:span><text:span text:style-name="T4">9<text:tab/></text:span><text:span text:style-name="T2"><draw:control text:anchor-type="as-char" draw:z-index="76" draw:style-name="gr4" draw:text-style-name="P12" svg:width="0.32cm" svg:height="0.32cm" draw:control="control73"/></text:span><text:span text:style-name="T2"><text:tab/></text:span><text:span text:style-name="T2"><draw:control text:anchor-type="as-char" draw:z-index="77" draw:style-name="gr4" draw:text-style-name="P12" svg:width="0.32cm" svg:height="0.32cm" draw:control="control74"/></text:span><text:span text:style-name="T2"><text:tab/></text:span><text:span text:style-name="T2"><draw:control text:anchor-type="as-char" draw:z-index="78" draw:style-name="gr4" draw:text-style-name="P12" svg:width="0.32cm" svg:height="0.32cm" draw:control="control75"/></text:span><text:span text:style-name="T2"><text:tab/></text:span><text:span text:style-name="T2"><draw:control text:anchor-type="as-char" draw:z-index="79" draw:style-name="gr4" draw:text-style-name="P12" svg:width="0.32cm" svg:height="0.32cm" draw:control="control76"/></text:span><text:span text:style-name="T2"><text:tab/></text:span><text:span text:style-name="T2"><draw:control text:anchor-type="as-char" draw:z-index="80" draw:style-name="gr4" draw:text-style-name="P12" svg:width="0.32cm" svg:height="0.32cm" draw:control="control77"/></text:span><text:span text:style-name="T2"><text:tab/></text:span><text:span text:style-name="T2"><draw:control text:anchor-type="as-char" draw:z-index="81" draw:style-name="gr4" draw:text-style-name="P12" svg:width="0.32cm" svg:height="0.32cm" draw:control="control78"/></text:span><text:span text:style-name="T2"><text:tab/></text:span><text:span text:style-name="T2"><draw:control text:anchor-type="as-char" draw:z-index="82" draw:style-name="gr4" draw:text-style-name="P12" svg:width="0.32cm" svg:height="0.32cm" draw:control="control79"/></text:span><text:span text:style-name="T2"><text:tab/></text:span><text:span text:style-name="T2"><draw:control text:anchor-type="as-char" draw:z-index="83" draw:style-name="gr4" draw:text-style-name="P12" svg:width="0.32cm" svg:height="0.32cm" draw:control="control80"/></text:span></text:p>
      <text:p text:style-name="P3"><text:span text:style-name="T11">Prénom :.....</text:span><text:span text:style-name="T8">…….……………………………………………<text:tab/></text:span><text:span text:style-name="T4">0<text:tab/></text:span><text:span text:style-name="T2"><draw:control text:anchor-type="as-char" draw:z-index="84" draw:style-name="gr4" draw:text-style-name="P12" svg:width="0.32cm" svg:height="0.32cm" draw:control="control81"/></text:span><text:span text:style-name="T2"><text:tab/></text:span><text:span text:style-name="T2"><draw:control text:anchor-type="as-char" draw:z-index="85" draw:style-name="gr4" draw:text-style-name="P12" svg:width="0.32cm" svg:height="0.32cm" draw:control="control82"/></text:span><text:span text:style-name="T2"><text:tab/></text:span><text:span text:style-name="T2"><draw:control text:anchor-type="as-char" draw:z-index="86" draw:style-name="gr4" draw:text-style-name="P12" svg:width="0.32cm" svg:height="0.32cm" draw:control="control83"/></text:span><text:span text:style-name="T2"><text:tab/></text:span><text:span text:style-name="T2"><draw:control text:anchor-type="as-char" draw:z-index="87" draw:style-name="gr4" draw:text-style-name="P12" svg:width="0.32cm" svg:height="0.32cm" draw:control="control84"/></text:span><text:span text:style-name="T2"><text:tab/></text:span><text:span text:style-name="T2"><draw:control text:anchor-type="as-char" draw:z-index="88" draw:style-name="gr4" draw:text-style-name="P12" svg:width="0.32cm" svg:height="0.32cm" draw:control="control85"/></text:span><text:span text:style-name="T2"><text:tab/></text:span><text:span text:style-name="T2"><draw:control text:anchor-type="as-char" draw:z-index="89" draw:style-name="gr4" draw:text-style-name="P12" svg:width="0.32cm" svg:height="0.32cm" draw:control="control86"/></text:span><text:span text:style-name="T2"><text:tab/></text:span><text:span text:style-name="T2"><draw:control text:anchor-type="as-char" draw:z-index="90" draw:style-name="gr4" draw:text-style-name="P12" svg:width="0.32cm" svg:height="0.32cm" draw:control="control87"/></text:span><text:span text:style-name="T2"><text:tab/></text:span><text:span text:style-name="T2"><draw:control text:anchor-type="as-char" draw:z-index="91" draw:style-name="gr4" draw:text-style-name="P12" svg:width="0.32cm" svg:height="0.32cm" draw:control="control88"/></text:span></text:p>
      <text:p text:style-name="P1"><draw:custom-shape text:anchor-type="char" draw:z-index="2" draw:style-name="gr3" draw:text-style-name="P11" svg:width="19.308cm" svg:height="16.765cm" svg:x="0.512cm" svg:y="0.385cm"><text:p/><draw:enhanced-geometry svg:viewBox="0 0 21600 21600" draw:type="rectangle" draw:enhanced-path="M 0 0 L 21600 0 21600 21600 0 21600 0 0 Z N"/></draw:custom-shape></text:p>
      <text:p text:style-name="P8"><text:span text:style-name="T11"><text:tab/>1<text:tab/>2<text:tab/>3<text:tab/>4<text:tab/>5<text:tab/><text:tab/>1<text:tab/>2<text:tab/>3<text:tab/>4<text:tab/>5<text:tab/><text:tab/>1<text:tab/>2<text:tab/>3<text:tab/>4<text:tab/>5</text:span></text:p>
      <text:p text:style-name="P9"><text:span text:style-name="T11">Q1<text:tab/></text:span><text:bookmark-start text:name="CaseACocher2"/><text:span text:style-name="T11"><draw:control text:anchor-type="as-char" draw:z-index="92" draw:style-name="gr4" draw:text-style-name="P12" svg:width="0.32cm" svg:height="0.32cm" draw:control="control89"/></text:span><text:bookmark-end text:name="CaseACocher2"/><text:span text:style-name="T11"><text:tab/></text:span><text:bookmark-start text:name="CaseACocher3"/><text:span text:style-name="T11"><draw:control text:anchor-type="as-char" draw:z-index="93" draw:style-name="gr4" draw:text-style-name="P12" svg:width="0.32cm" svg:height="0.32cm" draw:control="control90"/></text:span><text:bookmark-end text:name="CaseACocher3"/><text:span text:style-name="T11"><text:tab/></text:span><text:bookmark-start text:name="CaseACocher4"/><text:span text:style-name="T11"><draw:control text:anchor-type="as-char" draw:z-index="94" draw:style-name="gr4" draw:text-style-name="P12" svg:width="0.32cm" svg:height="0.32cm" draw:control="control91"/></text:span><text:bookmark-end text:name="CaseACocher4"/><text:span text:style-name="T11"><text:tab/></text:span><text:bookmark-start text:name="CaseACocher5"/><text:span text:style-name="T11"><draw:control text:anchor-type="as-char" draw:z-index="95" draw:style-name="gr4" draw:text-style-name="P12" svg:width="0.32cm" svg:height="0.32cm" draw:control="control92"/></text:span><text:bookmark-end text:name="CaseACocher5"/><text:span text:style-name="T11"><text:tab/></text:span><text:span text:style-name="T11"><draw:control text:anchor-type="as-char" draw:z-index="96" draw:style-name="gr4" draw:text-style-name="P12" svg:width="0.32cm" svg:height="0.32cm" draw:control="control93"/></text:span><text:span text:style-name="T11"><text:tab/>Q21<text:tab/></text:span><text:bookmark-start text:name="CaseACocher6"/><text:span text:style-name="T11"><draw:control text:anchor-type="as-char" draw:z-index="97" draw:style-name="gr4" draw:text-style-name="P12" svg:width="0.32cm" svg:height="0.32cm" draw:control="control94"/></text:span><text:bookmark-end text:name="CaseACocher6"/><text:span text:style-name="T11"><text:tab/></text:span><text:bookmark-start text:name="CaseACocher7"/><text:span text:style-name="T11"><draw:control text:anchor-type="as-char" draw:z-index="98" draw:style-name="gr4" draw:text-style-name="P12" svg:width="0.32cm" svg:height="0.32cm" draw:control="control95"/></text:span><text:bookmark-end text:name="CaseACocher7"/><text:span text:style-name="T11"><text:tab/></text:span><text:bookmark-start text:name="CaseACocher8"/><text:span text:style-name="T11"><draw:control text:anchor-type="as-char" draw:z-index="99" draw:style-name="gr4" draw:text-style-name="P12" svg:width="0.32cm" svg:height="0.32cm" draw:control="control96"/></text:span><text:bookmark-end text:name="CaseACocher8"/><text:span text:style-name="T11"><text:tab/></text:span><text:bookmark-start text:name="CaseACocher9"/><text:span text:style-name="T11"><draw:control text:anchor-type="as-char" draw:z-index="100" draw:style-name="gr4" draw:text-style-name="P12" svg:width="0.32cm" svg:height="0.32cm" draw:control="control97"/></text:span><text:bookmark-end text:name="CaseACocher9"/><text:span text:style-name="T11"><text:tab/></text:span><text:span text:style-name="T11"><draw:control text:anchor-type="as-char" draw:z-index="101" draw:style-name="gr4" draw:text-style-name="P12" svg:width="0.32cm" svg:height="0.32cm" draw:control="control98"/></text:span><text:span text:style-name="T11"><text:tab/>Q41 <text:tab/></text:span><text:span text:style-name="T11"><draw:control text:anchor-type="as-char" draw:z-index="102" draw:style-name="gr4" draw:text-style-name="P12" svg:width="0.32cm" svg:height="0.32cm" draw:control="control99"/></text:span><text:span text:style-name="T11"><text:tab/></text:span><text:span text:style-name="T11"><draw:control text:anchor-type="as-char" draw:z-index="103" draw:style-name="gr4" draw:text-style-name="P12" svg:width="0.32cm" svg:height="0.32cm" draw:control="control100"/></text:span><text:span text:style-name="T11"><text:tab/></text:span><text:span text:style-name="T11"><draw:control text:anchor-type="as-char" draw:z-index="104" draw:style-name="gr4" draw:text-style-name="P12" svg:width="0.32cm" svg:height="0.32cm" draw:control="control101"/></text:span><text:span text:style-name="T11"><text:tab/></text:span><text:span text:style-name="T11"><draw:control text:anchor-type="as-char" draw:z-index="105" draw:style-name="gr4" draw:text-style-name="P12" svg:width="0.32cm" svg:height="0.32cm" draw:control="control102"/></text:span><text:span text:style-name="T11"><text:tab/></text:span><text:span text:style-name="T11"><draw:control text:anchor-type="as-char" draw:z-index="106" draw:style-name="gr4" draw:text-style-name="P12" svg:width="0.32cm" svg:height="0.32cm" draw:control="control103"/></text:span></text:p>
      <text:p text:style-name="P9"><text:span text:style-name="T11">Q2<text:tab/></text:span><text:span text:style-name="T11"><draw:control text:anchor-type="as-char" draw:z-index="107" draw:style-name="gr4" draw:text-style-name="P12" svg:width="0.32cm" svg:height="0.32cm" draw:control="control104"/></text:span><text:span text:style-name="T11"><text:tab/></text:span><text:span text:style-name="T11"><draw:control text:anchor-type="as-char" draw:z-index="108" draw:style-name="gr4" draw:text-style-name="P12" svg:width="0.32cm" svg:height="0.32cm" draw:control="control105"/></text:span><text:span text:style-name="T11"><text:tab/></text:span><text:span text:style-name="T11"><draw:control text:anchor-type="as-char" draw:z-index="109" draw:style-name="gr4" draw:text-style-name="P12" svg:width="0.32cm" svg:height="0.32cm" draw:control="control106"/></text:span><text:span text:style-name="T11"><text:tab/></text:span><text:span text:style-name="T11"><draw:control text:anchor-type="as-char" draw:z-index="110" draw:style-name="gr4" draw:text-style-name="P12" svg:width="0.32cm" svg:height="0.32cm" draw:control="control107"/></text:span><text:span text:style-name="T11"><text:tab/></text:span><text:span text:style-name="T11"><draw:control text:anchor-type="as-char" draw:z-index="111" draw:style-name="gr4" draw:text-style-name="P12" svg:width="0.32cm" svg:height="0.32cm" draw:control="control108"/></text:span><text:span text:style-name="T11"><text:tab/>Q22<text:tab/></text:span><text:span text:style-name="T11"><draw:control text:anchor-type="as-char" draw:z-index="112" draw:style-name="gr4" draw:text-style-name="P12" svg:width="0.32cm" svg:height="0.32cm" draw:control="control109"/></text:span><text:span text:style-name="T11"><text:tab/></text:span><text:span text:style-name="T11"><draw:control text:anchor-type="as-char" draw:z-index="113" draw:style-name="gr4" draw:text-style-name="P12" svg:width="0.32cm" svg:height="0.32cm" draw:control="control110"/></text:span><text:span text:style-name="T11"><text:tab/></text:span><text:span text:style-name="T11"><draw:control text:anchor-type="as-char" draw:z-index="114" draw:style-name="gr4" draw:text-style-name="P12" svg:width="0.32cm" svg:height="0.32cm" draw:control="control111"/></text:span><text:span text:style-name="T11"><text:tab/></text:span><text:span text:style-name="T11"><draw:control text:anchor-type="as-char" draw:z-index="115" draw:style-name="gr4" draw:text-style-name="P12" svg:width="0.32cm" svg:height="0.32cm" draw:control="control112"/></text:span><text:span text:style-name="T11"><text:tab/></text:span><text:span text:style-name="T11"><draw:control text:anchor-type="as-char" draw:z-index="116" draw:style-name="gr4" draw:text-style-name="P12" svg:width="0.32cm" svg:height="0.32cm" draw:control="control113"/></text:span><text:span text:style-name="T11"><text:tab/>Q42<text:tab/></text:span><text:span text:style-name="T11"><draw:control text:anchor-type="as-char" draw:z-index="117" draw:style-name="gr4" draw:text-style-name="P12" svg:width="0.32cm" svg:height="0.32cm" draw:control="control114"/></text:span><text:span text:style-name="T11"><text:tab/></text:span><text:span text:style-name="T11"><draw:control text:anchor-type="as-char" draw:z-index="118" draw:style-name="gr4" draw:text-style-name="P12" svg:width="0.32cm" svg:height="0.32cm" draw:control="control115"/></text:span><text:span text:style-name="T11"><text:tab/></text:span><text:span text:style-name="T11"><draw:control text:anchor-type="as-char" draw:z-index="119" draw:style-name="gr4" draw:text-style-name="P12" svg:width="0.32cm" svg:height="0.32cm" draw:control="control116"/></text:span><text:span text:style-name="T11"><text:tab/></text:span><text:span text:style-name="T11"><draw:control text:anchor-type="as-char" draw:z-index="120" draw:style-name="gr4" draw:text-style-name="P12" svg:width="0.32cm" svg:height="0.32cm" draw:control="control117"/></text:span><text:span text:style-name="T11"><text:tab/></text:span><text:span text:style-name="T11"><draw:control text:anchor-type="as-char" draw:z-index="121" draw:style-name="gr4" draw:text-style-name="P12" svg:width="0.32cm" svg:height="0.32cm" draw:control="control118"/></text:span></text:p>
      <text:p text:style-name="P9"><text:span text:style-name="T11">Q3<text:tab/></text:span><text:span text:style-name="T11"><draw:control text:anchor-type="as-char" draw:z-index="122" draw:style-name="gr4" draw:text-style-name="P12" svg:width="0.32cm" svg:height="0.32cm" draw:control="control119"/></text:span><text:span text:style-name="T11"><text:tab/></text:span><text:span text:style-name="T11"><draw:control text:anchor-type="as-char" draw:z-index="123" draw:style-name="gr4" draw:text-style-name="P12" svg:width="0.32cm" svg:height="0.32cm" draw:control="control120"/></text:span><text:span text:style-name="T11"><text:tab/></text:span><text:span text:style-name="T11"><draw:control text:anchor-type="as-char" draw:z-index="124" draw:style-name="gr4" draw:text-style-name="P12" svg:width="0.32cm" svg:height="0.32cm" draw:control="control121"/></text:span><text:span text:style-name="T11"><text:tab/></text:span><text:span text:style-name="T11"><draw:control text:anchor-type="as-char" draw:z-index="125" draw:style-name="gr4" draw:text-style-name="P12" svg:width="0.32cm" svg:height="0.32cm" draw:control="control122"/></text:span><text:span text:style-name="T11"><text:tab/></text:span><text:span text:style-name="T11"><draw:control text:anchor-type="as-char" draw:z-index="126" draw:style-name="gr4" draw:text-style-name="P12" svg:width="0.32cm" svg:height="0.32cm" draw:control="control123"/></text:span><text:span text:style-name="T11"><text:tab/>Q23<text:tab/></text:span><text:span text:style-name="T11"><draw:control text:anchor-type="as-char" draw:z-index="127" draw:style-name="gr4" draw:text-style-name="P12" svg:width="0.32cm" svg:height="0.32cm" draw:control="control124"/></text:span><text:span text:style-name="T11"><text:tab/></text:span><text:span text:style-name="T11"><draw:control text:anchor-type="as-char" draw:z-index="128" draw:style-name="gr4" draw:text-style-name="P12" svg:width="0.32cm" svg:height="0.32cm" draw:control="control125"/></text:span><text:span text:style-name="T11"><text:tab/></text:span><text:span text:style-name="T11"><draw:control text:anchor-type="as-char" draw:z-index="129" draw:style-name="gr4" draw:text-style-name="P12" svg:width="0.32cm" svg:height="0.32cm" draw:control="control126"/></text:span><text:span text:style-name="T11"><text:tab/></text:span><text:span text:style-name="T11"><draw:control text:anchor-type="as-char" draw:z-index="130" draw:style-name="gr4" draw:text-style-name="P12" svg:width="0.32cm" svg:height="0.32cm" draw:control="control127"/></text:span><text:span text:style-name="T11"><text:tab/></text:span><text:span text:style-name="T11"><draw:control text:anchor-type="as-char" draw:z-index="131" draw:style-name="gr4" draw:text-style-name="P12" svg:width="0.32cm" svg:height="0.32cm" draw:control="control128"/></text:span><text:span text:style-name="T11"><text:tab/>Q43<text:tab/></text:span><text:span text:style-name="T11"><draw:control text:anchor-type="as-char" draw:z-index="132" draw:style-name="gr4" draw:text-style-name="P12" svg:width="0.32cm" svg:height="0.32cm" draw:control="control129"/></text:span><text:span text:style-name="T11"><text:tab/></text:span><text:span text:style-name="T11"><draw:control text:anchor-type="as-char" draw:z-index="133" draw:style-name="gr4" draw:text-style-name="P12" svg:width="0.32cm" svg:height="0.32cm" draw:control="control130"/></text:span><text:span text:style-name="T11"><text:tab/></text:span><text:span text:style-name="T11"><draw:control text:anchor-type="as-char" draw:z-index="134" draw:style-name="gr4" draw:text-style-name="P12" svg:width="0.32cm" svg:height="0.32cm" draw:control="control131"/></text:span><text:span text:style-name="T11"><text:tab/></text:span><text:span text:style-name="T11"><draw:control text:anchor-type="as-char" draw:z-index="135" draw:style-name="gr4" draw:text-style-name="P12" svg:width="0.32cm" svg:height="0.32cm" draw:control="control132"/></text:span><text:span text:style-name="T11"><text:tab/></text:span><text:span text:style-name="T11"><draw:control text:anchor-type="as-char" draw:z-index="136" draw:style-name="gr4" draw:text-style-name="P12" svg:width="0.32cm" svg:height="0.32cm" draw:control="control133"/></text:span></text:p>
      <text:p text:style-name="P9"><text:span text:style-name="T11">Q4<text:tab/></text:span><text:span text:style-name="T11"><draw:control text:anchor-type="as-char" draw:z-index="137" draw:style-name="gr4" draw:text-style-name="P12" svg:width="0.32cm" svg:height="0.32cm" draw:control="control134"/></text:span><text:span text:style-name="T11"><text:tab/></text:span><text:span text:style-name="T11"><draw:control text:anchor-type="as-char" draw:z-index="138" draw:style-name="gr4" draw:text-style-name="P12" svg:width="0.32cm" svg:height="0.32cm" draw:control="control135"/></text:span><text:span text:style-name="T11"><text:tab/></text:span><text:span text:style-name="T11"><draw:control text:anchor-type="as-char" draw:z-index="139" draw:style-name="gr4" draw:text-style-name="P12" svg:width="0.32cm" svg:height="0.32cm" draw:control="control136"/></text:span><text:span text:style-name="T11"><text:tab/></text:span><text:span text:style-name="T11"><draw:control text:anchor-type="as-char" draw:z-index="140" draw:style-name="gr4" draw:text-style-name="P12" svg:width="0.32cm" svg:height="0.32cm" draw:control="control137"/></text:span><text:span text:style-name="T11"><text:tab/></text:span><text:span text:style-name="T11"><draw:control text:anchor-type="as-char" draw:z-index="141" draw:style-name="gr4" draw:text-style-name="P12" svg:width="0.32cm" svg:height="0.32cm" draw:control="control138"/></text:span><text:span text:style-name="T11"><text:tab/>Q24<text:tab/></text:span><text:span text:style-name="T11"><draw:control text:anchor-type="as-char" draw:z-index="142" draw:style-name="gr4" draw:text-style-name="P12" svg:width="0.32cm" svg:height="0.32cm" draw:control="control139"/></text:span><text:span text:style-name="T11"><text:tab/></text:span><text:span text:style-name="T11"><draw:control text:anchor-type="as-char" draw:z-index="143" draw:style-name="gr4" draw:text-style-name="P12" svg:width="0.32cm" svg:height="0.32cm" draw:control="control140"/></text:span><text:span text:style-name="T11"><text:tab/></text:span><text:span text:style-name="T11"><draw:control text:anchor-type="as-char" draw:z-index="144" draw:style-name="gr4" draw:text-style-name="P12" svg:width="0.32cm" svg:height="0.32cm" draw:control="control141"/></text:span><text:span text:style-name="T11"><text:tab/></text:span><text:span text:style-name="T11"><draw:control text:anchor-type="as-char" draw:z-index="145" draw:style-name="gr4" draw:text-style-name="P12" svg:width="0.32cm" svg:height="0.32cm" draw:control="control142"/></text:span><text:span text:style-name="T11"><text:tab/></text:span><text:span text:style-name="T11"><draw:control text:anchor-type="as-char" draw:z-index="146" draw:style-name="gr4" draw:text-style-name="P12" svg:width="0.32cm" svg:height="0.32cm" draw:control="control143"/></text:span><text:span text:style-name="T11"><text:tab/>Q44<text:tab/></text:span><text:span text:style-name="T11"><draw:control text:anchor-type="as-char" draw:z-index="147" draw:style-name="gr4" draw:text-style-name="P12" svg:width="0.32cm" svg:height="0.32cm" draw:control="control144"/></text:span><text:span text:style-name="T11"><text:tab/></text:span><text:span text:style-name="T11"><draw:control text:anchor-type="as-char" draw:z-index="148" draw:style-name="gr4" draw:text-style-name="P12" svg:width="0.32cm" svg:height="0.32cm" draw:control="control145"/></text:span><text:span text:style-name="T11"><text:tab/></text:span><text:span text:style-name="T11"><draw:control text:anchor-type="as-char" draw:z-index="149" draw:style-name="gr4" draw:text-style-name="P12" svg:width="0.32cm" svg:height="0.32cm" draw:control="control146"/></text:span><text:span text:style-name="T11"><text:tab/></text:span><text:span text:style-name="T11"><draw:control text:anchor-type="as-char" draw:z-index="150" draw:style-name="gr4" draw:text-style-name="P12" svg:width="0.32cm" svg:height="0.32cm" draw:control="control147"/></text:span><text:span text:style-name="T11"><text:tab/></text:span><text:span text:style-name="T11"><draw:control text:anchor-type="as-char" draw:z-index="151" draw:style-name="gr4" draw:text-style-name="P12" svg:width="0.32cm" svg:height="0.32cm" draw:control="control148"/></text:span></text:p>
      <text:p text:style-name="P9"><text:span text:style-name="T11">Q5<text:tab/></text:span><text:span text:style-name="T11"><draw:control text:anchor-type="as-char" draw:z-index="152" draw:style-name="gr4" draw:text-style-name="P12" svg:width="0.32cm" svg:height="0.32cm" draw:control="control149"/></text:span><text:span text:style-name="T11"><text:tab/></text:span><text:span text:style-name="T11"><draw:control text:anchor-type="as-char" draw:z-index="153" draw:style-name="gr4" draw:text-style-name="P12" svg:width="0.32cm" svg:height="0.32cm" draw:control="control150"/></text:span><text:span text:style-name="T11"><text:tab/></text:span><text:span text:style-name="T11"><draw:control text:anchor-type="as-char" draw:z-index="154" draw:style-name="gr4" draw:text-style-name="P12" svg:width="0.32cm" svg:height="0.32cm" draw:control="control151"/></text:span><text:span text:style-name="T11"><text:tab/></text:span><text:span text:style-name="T11"><draw:control text:anchor-type="as-char" draw:z-index="155" draw:style-name="gr4" draw:text-style-name="P12" svg:width="0.32cm" svg:height="0.32cm" draw:control="control152"/></text:span><text:span text:style-name="T11"><text:tab/></text:span><text:span text:style-name="T11"><draw:control text:anchor-type="as-char" draw:z-index="156" draw:style-name="gr4" draw:text-style-name="P12" svg:width="0.32cm" svg:height="0.32cm" draw:control="control153"/></text:span><text:span text:style-name="T11"><text:tab/>Q25<text:tab/></text:span><text:span text:style-name="T11"><draw:control text:anchor-type="as-char" draw:z-index="157" draw:style-name="gr4" draw:text-style-name="P12" svg:width="0.32cm" svg:height="0.32cm" draw:control="control154"/></text:span><text:span text:style-name="T11"><text:tab/></text:span><text:span text:style-name="T11"><draw:control text:anchor-type="as-char" draw:z-index="158" draw:style-name="gr4" draw:text-style-name="P12" svg:width="0.32cm" svg:height="0.32cm" draw:control="control155"/></text:span><text:span text:style-name="T11"><text:tab/></text:span><text:span text:style-name="T11"><draw:control text:anchor-type="as-char" draw:z-index="159" draw:style-name="gr4" draw:text-style-name="P12" svg:width="0.32cm" svg:height="0.32cm" draw:control="control156"/></text:span><text:span text:style-name="T11"><text:tab/></text:span><text:span text:style-name="T11"><draw:control text:anchor-type="as-char" draw:z-index="160" draw:style-name="gr4" draw:text-style-name="P12" svg:width="0.32cm" svg:height="0.32cm" draw:control="control157"/></text:span><text:span text:style-name="T11"><text:tab/></text:span><text:span text:style-name="T11"><draw:control text:anchor-type="as-char" draw:z-index="161" draw:style-name="gr4" draw:text-style-name="P12" svg:width="0.32cm" svg:height="0.32cm" draw:control="control158"/></text:span><text:span text:style-name="T11"><text:tab/>Q45<text:tab/></text:span><text:span text:style-name="T11"><draw:control text:anchor-type="as-char" draw:z-index="162" draw:style-name="gr4" draw:text-style-name="P12" svg:width="0.32cm" svg:height="0.32cm" draw:control="control159"/></text:span><text:span text:style-name="T11"><text:tab/></text:span><text:span text:style-name="T11"><draw:control text:anchor-type="as-char" draw:z-index="163" draw:style-name="gr4" draw:text-style-name="P12" svg:width="0.32cm" svg:height="0.32cm" draw:control="control160"/></text:span><text:span text:style-name="T11"><text:tab/></text:span><text:span text:style-name="T11"><draw:control text:anchor-type="as-char" draw:z-index="164" draw:style-name="gr4" draw:text-style-name="P12" svg:width="0.32cm" svg:height="0.32cm" draw:control="control161"/></text:span><text:span text:style-name="T11"><text:tab/></text:span><text:span text:style-name="T11"><draw:control text:anchor-type="as-char" draw:z-index="165" draw:style-name="gr4" draw:text-style-name="P12" svg:width="0.32cm" svg:height="0.32cm" draw:control="control162"/></text:span><text:span text:style-name="T11"><text:tab/></text:span><text:span text:style-name="T11"><draw:control text:anchor-type="as-char" draw:z-index="166" draw:style-name="gr4" draw:text-style-name="P12" svg:width="0.32cm" svg:height="0.32cm" draw:control="control163"/></text:span></text:p>
      <text:p text:style-name="P9"><text:span text:style-name="T11">Q6<text:tab/></text:span><text:span text:style-name="T11"><draw:control text:anchor-type="as-char" draw:z-index="167" draw:style-name="gr4" draw:text-style-name="P12" svg:width="0.32cm" svg:height="0.32cm" draw:control="control164"/></text:span><text:span text:style-name="T11"><text:tab/></text:span><text:span text:style-name="T11"><draw:control text:anchor-type="as-char" draw:z-index="168" draw:style-name="gr4" draw:text-style-name="P12" svg:width="0.32cm" svg:height="0.32cm" draw:control="control165"/></text:span><text:span text:style-name="T11"><text:tab/></text:span><text:span text:style-name="T11"><draw:control text:anchor-type="as-char" draw:z-index="169" draw:style-name="gr4" draw:text-style-name="P12" svg:width="0.32cm" svg:height="0.32cm" draw:control="control166"/></text:span><text:span text:style-name="T11"><text:tab/></text:span><text:span text:style-name="T11"><draw:control text:anchor-type="as-char" draw:z-index="170" draw:style-name="gr4" draw:text-style-name="P12" svg:width="0.32cm" svg:height="0.32cm" draw:control="control167"/></text:span><text:span text:style-name="T11"><text:tab/></text:span><text:span text:style-name="T11"><draw:control text:anchor-type="as-char" draw:z-index="171" draw:style-name="gr4" draw:text-style-name="P12" svg:width="0.32cm" svg:height="0.32cm" draw:control="control168"/></text:span><text:span text:style-name="T11"><text:tab/>Q26<text:tab/></text:span><text:span text:style-name="T11"><draw:control text:anchor-type="as-char" draw:z-index="172" draw:style-name="gr4" draw:text-style-name="P12" svg:width="0.32cm" svg:height="0.32cm" draw:control="control169"/></text:span><text:span text:style-name="T11"><text:tab/></text:span><text:span text:style-name="T11"><draw:control text:anchor-type="as-char" draw:z-index="173" draw:style-name="gr4" draw:text-style-name="P12" svg:width="0.32cm" svg:height="0.32cm" draw:control="control170"/></text:span><text:span text:style-name="T11"><text:tab/></text:span><text:span text:style-name="T11"><draw:control text:anchor-type="as-char" draw:z-index="174" draw:style-name="gr4" draw:text-style-name="P12" svg:width="0.32cm" svg:height="0.32cm" draw:control="control171"/></text:span><text:span text:style-name="T11"><text:tab/></text:span><text:span text:style-name="T11"><draw:control text:anchor-type="as-char" draw:z-index="175" draw:style-name="gr4" draw:text-style-name="P12" svg:width="0.32cm" svg:height="0.32cm" draw:control="control172"/></text:span><text:span text:style-name="T11"><text:tab/></text:span><text:span text:style-name="T11"><draw:control text:anchor-type="as-char" draw:z-index="176" draw:style-name="gr4" draw:text-style-name="P12" svg:width="0.32cm" svg:height="0.32cm" draw:control="control173"/></text:span><text:span text:style-name="T11"><text:tab/>Q46<text:tab/></text:span><text:span text:style-name="T11"><draw:control text:anchor-type="as-char" draw:z-index="177" draw:style-name="gr4" draw:text-style-name="P12" svg:width="0.32cm" svg:height="0.32cm" draw:control="control174"/></text:span><text:span text:style-name="T11"><text:tab/></text:span><text:span text:style-name="T11"><draw:control text:anchor-type="as-char" draw:z-index="178" draw:style-name="gr4" draw:text-style-name="P12" svg:width="0.32cm" svg:height="0.32cm" draw:control="control175"/></text:span><text:span text:style-name="T11"><text:tab/></text:span><text:span text:style-name="T11"><draw:control text:anchor-type="as-char" draw:z-index="179" draw:style-name="gr4" draw:text-style-name="P12" svg:width="0.32cm" svg:height="0.32cm" draw:control="control176"/></text:span><text:span text:style-name="T11"><text:tab/></text:span><text:span text:style-name="T11"><draw:control text:anchor-type="as-char" draw:z-index="180" draw:style-name="gr4" draw:text-style-name="P12" svg:width="0.32cm" svg:height="0.32cm" draw:control="control177"/></text:span><text:span text:style-name="T11"><text:tab/></text:span><text:span text:style-name="T11"><draw:control text:anchor-type="as-char" draw:z-index="181" draw:style-name="gr4" draw:text-style-name="P12" svg:width="0.32cm" svg:height="0.32cm" draw:control="control178"/></text:span></text:p>
      <text:p text:style-name="P9"><text:span text:style-name="T11">Q7<text:tab/></text:span><text:span text:style-name="T11"><draw:control text:anchor-type="as-char" draw:z-index="182" draw:style-name="gr4" draw:text-style-name="P12" svg:width="0.32cm" svg:height="0.32cm" draw:control="control179"/></text:span><text:span text:style-name="T11"><text:tab/></text:span><text:span text:style-name="T11"><draw:control text:anchor-type="as-char" draw:z-index="183" draw:style-name="gr4" draw:text-style-name="P12" svg:width="0.32cm" svg:height="0.32cm" draw:control="control180"/></text:span><text:span text:style-name="T11"><text:tab/></text:span><text:span text:style-name="T11"><draw:control text:anchor-type="as-char" draw:z-index="184" draw:style-name="gr4" draw:text-style-name="P12" svg:width="0.32cm" svg:height="0.32cm" draw:control="control181"/></text:span><text:span text:style-name="T11"><text:tab/></text:span><text:span text:style-name="T11"><draw:control text:anchor-type="as-char" draw:z-index="185" draw:style-name="gr4" draw:text-style-name="P12" svg:width="0.32cm" svg:height="0.32cm" draw:control="control182"/></text:span><text:span text:style-name="T11"><text:tab/></text:span><text:span text:style-name="T11"><draw:control text:anchor-type="as-char" draw:z-index="186" draw:style-name="gr4" draw:text-style-name="P12" svg:width="0.32cm" svg:height="0.32cm" draw:control="control183"/></text:span><text:span text:style-name="T11"><text:tab/>Q27<text:tab/></text:span><text:span text:style-name="T11"><draw:control text:anchor-type="as-char" draw:z-index="187" draw:style-name="gr4" draw:text-style-name="P12" svg:width="0.32cm" svg:height="0.32cm" draw:control="control184"/></text:span><text:span text:style-name="T11"><text:tab/></text:span><text:span text:style-name="T11"><draw:control text:anchor-type="as-char" draw:z-index="188" draw:style-name="gr4" draw:text-style-name="P12" svg:width="0.32cm" svg:height="0.32cm" draw:control="control185"/></text:span><text:span text:style-name="T11"><text:tab/></text:span><text:span text:style-name="T11"><draw:control text:anchor-type="as-char" draw:z-index="189" draw:style-name="gr4" draw:text-style-name="P12" svg:width="0.32cm" svg:height="0.32cm" draw:control="control186"/></text:span><text:span text:style-name="T11"><text:tab/></text:span><text:span text:style-name="T11"><draw:control text:anchor-type="as-char" draw:z-index="190" draw:style-name="gr4" draw:text-style-name="P12" svg:width="0.32cm" svg:height="0.32cm" draw:control="control187"/></text:span><text:span text:style-name="T11"><text:tab/></text:span><text:span text:style-name="T11"><draw:control text:anchor-type="as-char" draw:z-index="191" draw:style-name="gr4" draw:text-style-name="P12" svg:width="0.32cm" svg:height="0.32cm" draw:control="control188"/></text:span><text:span text:style-name="T11"><text:tab/>Q47<text:tab/></text:span><text:span text:style-name="T11"><draw:control text:anchor-type="as-char" draw:z-index="192" draw:style-name="gr4" draw:text-style-name="P12" svg:width="0.32cm" svg:height="0.32cm" draw:control="control189"/></text:span><text:span text:style-name="T11"><text:tab/></text:span><text:span text:style-name="T11"><draw:control text:anchor-type="as-char" draw:z-index="193" draw:style-name="gr4" draw:text-style-name="P12" svg:width="0.32cm" svg:height="0.32cm" draw:control="control190"/></text:span><text:span text:style-name="T11"><text:tab/></text:span><text:span text:style-name="T11"><draw:control text:anchor-type="as-char" draw:z-index="194" draw:style-name="gr4" draw:text-style-name="P12" svg:width="0.32cm" svg:height="0.32cm" draw:control="control191"/></text:span><text:span text:style-name="T11"><text:tab/></text:span><text:span text:style-name="T11"><draw:control text:anchor-type="as-char" draw:z-index="195" draw:style-name="gr4" draw:text-style-name="P12" svg:width="0.32cm" svg:height="0.32cm" draw:control="control192"/></text:span><text:span text:style-name="T11"><text:tab/></text:span><text:span text:style-name="T11"><draw:control text:anchor-type="as-char" draw:z-index="196" draw:style-name="gr4" draw:text-style-name="P12" svg:width="0.32cm" svg:height="0.32cm" draw:control="control193"/></text:span></text:p>
      <text:p text:style-name="P9"><text:span text:style-name="T11">Q8<text:tab/></text:span><text:span text:style-name="T11"><draw:control text:anchor-type="as-char" draw:z-index="197" draw:style-name="gr4" draw:text-style-name="P12" svg:width="0.32cm" svg:height="0.32cm" draw:control="control194"/></text:span><text:span text:style-name="T11"><text:tab/></text:span><text:span text:style-name="T11"><draw:control text:anchor-type="as-char" draw:z-index="198" draw:style-name="gr4" draw:text-style-name="P12" svg:width="0.32cm" svg:height="0.32cm" draw:control="control195"/></text:span><text:span text:style-name="T11"><text:tab/></text:span><text:span text:style-name="T11"><draw:control text:anchor-type="as-char" draw:z-index="199" draw:style-name="gr4" draw:text-style-name="P12" svg:width="0.32cm" svg:height="0.32cm" draw:control="control196"/></text:span><text:span text:style-name="T11"><text:tab/></text:span><text:span text:style-name="T11"><draw:control text:anchor-type="as-char" draw:z-index="200" draw:style-name="gr4" draw:text-style-name="P12" svg:width="0.32cm" svg:height="0.32cm" draw:control="control197"/></text:span><text:span text:style-name="T11"><text:tab/></text:span><text:span text:style-name="T11"><draw:control text:anchor-type="as-char" draw:z-index="201" draw:style-name="gr4" draw:text-style-name="P12" svg:width="0.32cm" svg:height="0.32cm" draw:control="control198"/></text:span><text:span text:style-name="T11"><text:tab/>Q28<text:tab/></text:span><text:span text:style-name="T11"><draw:control text:anchor-type="as-char" draw:z-index="202" draw:style-name="gr4" draw:text-style-name="P12" svg:width="0.32cm" svg:height="0.32cm" draw:control="control199"/></text:span><text:span text:style-name="T11"><text:tab/></text:span><text:span text:style-name="T11"><draw:control text:anchor-type="as-char" draw:z-index="203" draw:style-name="gr4" draw:text-style-name="P12" svg:width="0.32cm" svg:height="0.32cm" draw:control="control200"/></text:span><text:span text:style-name="T11"><text:tab/></text:span><text:span text:style-name="T11"><draw:control text:anchor-type="as-char" draw:z-index="204" draw:style-name="gr4" draw:text-style-name="P12" svg:width="0.32cm" svg:height="0.32cm" draw:control="control201"/></text:span><text:span text:style-name="T11"><text:tab/></text:span><text:span text:style-name="T11"><draw:control text:anchor-type="as-char" draw:z-index="205" draw:style-name="gr4" draw:text-style-name="P12" svg:width="0.32cm" svg:height="0.32cm" draw:control="control202"/></text:span><text:span text:style-name="T11"><text:tab/></text:span><text:span text:style-name="T11"><draw:control text:anchor-type="as-char" draw:z-index="206" draw:style-name="gr4" draw:text-style-name="P12" svg:width="0.32cm" svg:height="0.32cm" draw:control="control203"/></text:span><text:span text:style-name="T11"><text:tab/>Q48<text:tab/></text:span><text:span text:style-name="T11"><draw:control text:anchor-type="as-char" draw:z-index="207" draw:style-name="gr4" draw:text-style-name="P12" svg:width="0.32cm" svg:height="0.32cm" draw:control="control204"/></text:span><text:span text:style-name="T11"><text:tab/></text:span><text:span text:style-name="T11"><draw:control text:anchor-type="as-char" draw:z-index="208" draw:style-name="gr4" draw:text-style-name="P12" svg:width="0.32cm" svg:height="0.32cm" draw:control="control205"/></text:span><text:span text:style-name="T11"><text:tab/></text:span><text:span text:style-name="T11"><draw:control text:anchor-type="as-char" draw:z-index="209" draw:style-name="gr4" draw:text-style-name="P12" svg:width="0.32cm" svg:height="0.32cm" draw:control="control206"/></text:span><text:span text:style-name="T11"><text:tab/></text:span><text:span text:style-name="T11"><draw:control text:anchor-type="as-char" draw:z-index="210" draw:style-name="gr4" draw:text-style-name="P12" svg:width="0.32cm" svg:height="0.32cm" draw:control="control207"/></text:span><text:span text:style-name="T11"><text:tab/></text:span><text:span text:style-name="T11"><draw:control text:anchor-type="as-char" draw:z-index="211" draw:style-name="gr4" draw:text-style-name="P12" svg:width="0.32cm" svg:height="0.32cm" draw:control="control208"/></text:span></text:p>
      <text:p text:style-name="P9"><text:span text:style-name="T11">Q9<text:tab/></text:span><text:span text:style-name="T11"><draw:control text:anchor-type="as-char" draw:z-index="212" draw:style-name="gr4" draw:text-style-name="P12" svg:width="0.32cm" svg:height="0.32cm" draw:control="control209"/></text:span><text:span text:style-name="T11"><text:tab/></text:span><text:span text:style-name="T11"><draw:control text:anchor-type="as-char" draw:z-index="213" draw:style-name="gr4" draw:text-style-name="P12" svg:width="0.32cm" svg:height="0.32cm" draw:control="control210"/></text:span><text:span text:style-name="T11"><text:tab/></text:span><text:span text:style-name="T11"><draw:control text:anchor-type="as-char" draw:z-index="214" draw:style-name="gr4" draw:text-style-name="P12" svg:width="0.32cm" svg:height="0.32cm" draw:control="control211"/></text:span><text:span text:style-name="T11"><text:tab/></text:span><text:span text:style-name="T11"><draw:control text:anchor-type="as-char" draw:z-index="215" draw:style-name="gr4" draw:text-style-name="P12" svg:width="0.32cm" svg:height="0.32cm" draw:control="control212"/></text:span><text:span text:style-name="T11"><text:tab/></text:span><text:span text:style-name="T11"><draw:control text:anchor-type="as-char" draw:z-index="216" draw:style-name="gr4" draw:text-style-name="P12" svg:width="0.32cm" svg:height="0.32cm" draw:control="control213"/></text:span><text:span text:style-name="T11"><text:tab/>Q29<text:tab/></text:span><text:span text:style-name="T11"><draw:control text:anchor-type="as-char" draw:z-index="217" draw:style-name="gr4" draw:text-style-name="P12" svg:width="0.32cm" svg:height="0.32cm" draw:control="control214"/></text:span><text:span text:style-name="T11"><text:tab/></text:span><text:span text:style-name="T11"><draw:control text:anchor-type="as-char" draw:z-index="218" draw:style-name="gr4" draw:text-style-name="P12" svg:width="0.32cm" svg:height="0.32cm" draw:control="control215"/></text:span><text:span text:style-name="T11"><text:tab/></text:span><text:span text:style-name="T11"><draw:control text:anchor-type="as-char" draw:z-index="219" draw:style-name="gr4" draw:text-style-name="P12" svg:width="0.32cm" svg:height="0.32cm" draw:control="control216"/></text:span><text:span text:style-name="T11"><text:tab/></text:span><text:span text:style-name="T11"><draw:control text:anchor-type="as-char" draw:z-index="220" draw:style-name="gr4" draw:text-style-name="P12" svg:width="0.32cm" svg:height="0.32cm" draw:control="control217"/></text:span><text:span text:style-name="T11"><text:tab/></text:span><text:span text:style-name="T11"><draw:control text:anchor-type="as-char" draw:z-index="221" draw:style-name="gr4" draw:text-style-name="P12" svg:width="0.32cm" svg:height="0.32cm" draw:control="control218"/></text:span><text:span text:style-name="T11"><text:tab/>Q49<text:tab/></text:span><text:span text:style-name="T11"><draw:control text:anchor-type="as-char" draw:z-index="222" draw:style-name="gr4" draw:text-style-name="P12" svg:width="0.32cm" svg:height="0.32cm" draw:control="control219"/></text:span><text:span text:style-name="T11"><text:tab/></text:span><text:span text:style-name="T11"><draw:control text:anchor-type="as-char" draw:z-index="223" draw:style-name="gr4" draw:text-style-name="P12" svg:width="0.32cm" svg:height="0.32cm" draw:control="control220"/></text:span><text:span text:style-name="T11"><text:tab/></text:span><text:span text:style-name="T11"><draw:control text:anchor-type="as-char" draw:z-index="224" draw:style-name="gr4" draw:text-style-name="P12" svg:width="0.32cm" svg:height="0.32cm" draw:control="control221"/></text:span><text:span text:style-name="T11"><text:tab/></text:span><text:span text:style-name="T11"><draw:control text:anchor-type="as-char" draw:z-index="225" draw:style-name="gr4" draw:text-style-name="P12" svg:width="0.32cm" svg:height="0.32cm" draw:control="control222"/></text:span><text:span text:style-name="T11"><text:tab/></text:span><text:span text:style-name="T11"><draw:control text:anchor-type="as-char" draw:z-index="226" draw:style-name="gr4" draw:text-style-name="P12" svg:width="0.32cm" svg:height="0.32cm" draw:control="control223"/></text:span></text:p>
      <text:p text:style-name="P9"><text:span text:style-name="T11">Q10<text:tab/></text:span><text:span text:style-name="T11"><draw:control text:anchor-type="as-char" draw:z-index="227" draw:style-name="gr4" draw:text-style-name="P12" svg:width="0.32cm" svg:height="0.32cm" draw:control="control224"/></text:span><text:span text:style-name="T11"><text:tab/></text:span><text:span text:style-name="T11"><draw:control text:anchor-type="as-char" draw:z-index="228" draw:style-name="gr4" draw:text-style-name="P12" svg:width="0.32cm" svg:height="0.32cm" draw:control="control225"/></text:span><text:span text:style-name="T11"><text:tab/></text:span><text:span text:style-name="T11"><draw:control text:anchor-type="as-char" draw:z-index="229" draw:style-name="gr4" draw:text-style-name="P12" svg:width="0.32cm" svg:height="0.32cm" draw:control="control226"/></text:span><text:span text:style-name="T11"><text:tab/></text:span><text:span text:style-name="T11"><draw:control text:anchor-type="as-char" draw:z-index="230" draw:style-name="gr4" draw:text-style-name="P12" svg:width="0.32cm" svg:height="0.32cm" draw:control="control227"/></text:span><text:span text:style-name="T11"><text:tab/></text:span><text:span text:style-name="T11"><draw:control text:anchor-type="as-char" draw:z-index="231" draw:style-name="gr4" draw:text-style-name="P12" svg:width="0.32cm" svg:height="0.32cm" draw:control="control228"/></text:span><text:span text:style-name="T11"><text:tab/>Q30<text:tab/></text:span><text:span text:style-name="T11"><draw:control text:anchor-type="as-char" draw:z-index="232" draw:style-name="gr4" draw:text-style-name="P12" svg:width="0.32cm" svg:height="0.32cm" draw:control="control229"/></text:span><text:span text:style-name="T11"><text:tab/></text:span><text:span text:style-name="T11"><draw:control text:anchor-type="as-char" draw:z-index="233" draw:style-name="gr4" draw:text-style-name="P12" svg:width="0.32cm" svg:height="0.32cm" draw:control="control230"/></text:span><text:span text:style-name="T11"><text:tab/></text:span><text:span text:style-name="T11"><draw:control text:anchor-type="as-char" draw:z-index="234" draw:style-name="gr4" draw:text-style-name="P12" svg:width="0.32cm" svg:height="0.32cm" draw:control="control231"/></text:span><text:span text:style-name="T11"><text:tab/></text:span><text:span text:style-name="T11"><draw:control text:anchor-type="as-char" draw:z-index="235" draw:style-name="gr4" draw:text-style-name="P12" svg:width="0.32cm" svg:height="0.32cm" draw:control="control232"/></text:span><text:span text:style-name="T11"><text:tab/></text:span><text:span text:style-name="T11"><draw:control text:anchor-type="as-char" draw:z-index="236" draw:style-name="gr4" draw:text-style-name="P12" svg:width="0.32cm" svg:height="0.32cm" draw:control="control233"/></text:span><text:span text:style-name="T11"><text:tab/>Q50<text:tab/></text:span><text:span text:style-name="T11"><draw:control text:anchor-type="as-char" draw:z-index="237" draw:style-name="gr4" draw:text-style-name="P12" svg:width="0.32cm" svg:height="0.32cm" draw:control="control234"/></text:span><text:span text:style-name="T11"><text:tab/></text:span><text:span text:style-name="T11"><draw:control text:anchor-type="as-char" draw:z-index="238" draw:style-name="gr4" draw:text-style-name="P12" svg:width="0.32cm" svg:height="0.32cm" draw:control="control235"/></text:span><text:span text:style-name="T11"><text:tab/></text:span><text:span text:style-name="T11"><draw:control text:anchor-type="as-char" draw:z-index="239" draw:style-name="gr4" draw:text-style-name="P12" svg:width="0.32cm" svg:height="0.32cm" draw:control="control236"/></text:span><text:span text:style-name="T11"><text:tab/></text:span><text:span text:style-name="T11"><draw:control text:anchor-type="as-char" draw:z-index="240" draw:style-name="gr4" draw:text-style-name="P12" svg:width="0.32cm" svg:height="0.32cm" draw:control="control237"/></text:span><text:span text:style-name="T11"><text:tab/></text:span><text:span text:style-name="T11"><draw:control text:anchor-type="as-char" draw:z-index="241" draw:style-name="gr4" draw:text-style-name="P12" svg:width="0.32cm" svg:height="0.32cm" draw:control="control238"/></text:span></text:p>
      <text:p text:style-name="P9"><text:span text:style-name="T11">Q11<text:tab/></text:span><text:span text:style-name="T11"><draw:control text:anchor-type="as-char" draw:z-index="242" draw:style-name="gr4" draw:text-style-name="P12" svg:width="0.32cm" svg:height="0.32cm" draw:control="control239"/></text:span><text:span text:style-name="T11"><text:tab/></text:span><text:span text:style-name="T11"><draw:control text:anchor-type="as-char" draw:z-index="243" draw:style-name="gr4" draw:text-style-name="P12" svg:width="0.32cm" svg:height="0.32cm" draw:control="control240"/></text:span><text:span text:style-name="T11"><text:tab/></text:span><text:span text:style-name="T11"><draw:control text:anchor-type="as-char" draw:z-index="244" draw:style-name="gr4" draw:text-style-name="P12" svg:width="0.32cm" svg:height="0.32cm" draw:control="control241"/></text:span><text:span text:style-name="T11"><text:tab/></text:span><text:span text:style-name="T11"><draw:control text:anchor-type="as-char" draw:z-index="245" draw:style-name="gr4" draw:text-style-name="P12" svg:width="0.32cm" svg:height="0.32cm" draw:control="control242"/></text:span><text:span text:style-name="T11"><text:tab/></text:span><text:span text:style-name="T11"><draw:control text:anchor-type="as-char" draw:z-index="246" draw:style-name="gr4" draw:text-style-name="P12" svg:width="0.32cm" svg:height="0.32cm" draw:control="control243"/></text:span><text:span text:style-name="T11"><text:tab/>Q31<text:tab/></text:span><text:span text:style-name="T11"><draw:control text:anchor-type="as-char" draw:z-index="247" draw:style-name="gr4" draw:text-style-name="P12" svg:width="0.32cm" svg:height="0.32cm" draw:control="control244"/></text:span><text:span text:style-name="T11"><text:tab/></text:span><text:span text:style-name="T11"><draw:control text:anchor-type="as-char" draw:z-index="248" draw:style-name="gr4" draw:text-style-name="P12" svg:width="0.32cm" svg:height="0.32cm" draw:control="control245"/></text:span><text:span text:style-name="T11"><text:tab/></text:span><text:span text:style-name="T11"><draw:control text:anchor-type="as-char" draw:z-index="249" draw:style-name="gr4" draw:text-style-name="P12" svg:width="0.32cm" svg:height="0.32cm" draw:control="control246"/></text:span><text:span text:style-name="T11"><text:tab/></text:span><text:span text:style-name="T11"><draw:control text:anchor-type="as-char" draw:z-index="250" draw:style-name="gr4" draw:text-style-name="P12" svg:width="0.32cm" svg:height="0.32cm" draw:control="control247"/></text:span><text:span text:style-name="T11"><text:tab/></text:span><text:span text:style-name="T11"><draw:control text:anchor-type="as-char" draw:z-index="251" draw:style-name="gr4" draw:text-style-name="P12" svg:width="0.32cm" svg:height="0.32cm" draw:control="control248"/></text:span><text:span text:style-name="T11"><text:tab/>Q51<text:tab/></text:span><text:span text:style-name="T11"><draw:control text:anchor-type="as-char" draw:z-index="252" draw:style-name="gr4" draw:text-style-name="P12" svg:width="0.32cm" svg:height="0.32cm" draw:control="control249"/></text:span><text:span text:style-name="T11"><text:tab/></text:span><text:span text:style-name="T11"><draw:control text:anchor-type="as-char" draw:z-index="253" draw:style-name="gr4" draw:text-style-name="P12" svg:width="0.32cm" svg:height="0.32cm" draw:control="control250"/></text:span><text:span text:style-name="T11"><text:tab/></text:span><text:span text:style-name="T11"><draw:control text:anchor-type="as-char" draw:z-index="254" draw:style-name="gr4" draw:text-style-name="P12" svg:width="0.32cm" svg:height="0.32cm" draw:control="control251"/></text:span><text:span text:style-name="T11"><text:tab/></text:span><text:span text:style-name="T11"><draw:control text:anchor-type="as-char" draw:z-index="255" draw:style-name="gr4" draw:text-style-name="P12" svg:width="0.32cm" svg:height="0.32cm" draw:control="control252"/></text:span><text:span text:style-name="T11"><text:tab/></text:span><text:span text:style-name="T11"><draw:control text:anchor-type="as-char" draw:z-index="256" draw:style-name="gr4" draw:text-style-name="P12" svg:width="0.32cm" svg:height="0.32cm" draw:control="control253"/></text:span></text:p>
      <text:p text:style-name="P9"><text:span text:style-name="T11">Q12<text:tab/></text:span><text:span text:style-name="T11"><draw:control text:anchor-type="as-char" draw:z-index="257" draw:style-name="gr4" draw:text-style-name="P12" svg:width="0.32cm" svg:height="0.32cm" draw:control="control254"/></text:span><text:span text:style-name="T11"><text:tab/></text:span><text:span text:style-name="T11"><draw:control text:anchor-type="as-char" draw:z-index="258" draw:style-name="gr4" draw:text-style-name="P12" svg:width="0.32cm" svg:height="0.32cm" draw:control="control255"/></text:span><text:span text:style-name="T11"><text:tab/></text:span><text:span text:style-name="T11"><draw:control text:anchor-type="as-char" draw:z-index="259" draw:style-name="gr4" draw:text-style-name="P12" svg:width="0.32cm" svg:height="0.32cm" draw:control="control256"/></text:span><text:span text:style-name="T11"><text:tab/></text:span><text:span text:style-name="T11"><draw:control text:anchor-type="as-char" draw:z-index="260" draw:style-name="gr4" draw:text-style-name="P12" svg:width="0.32cm" svg:height="0.32cm" draw:control="control257"/></text:span><text:span text:style-name="T11"><text:tab/></text:span><text:span text:style-name="T11"><draw:control text:anchor-type="as-char" draw:z-index="261" draw:style-name="gr4" draw:text-style-name="P12" svg:width="0.32cm" svg:height="0.32cm" draw:control="control258"/></text:span><text:span text:style-name="T11"><text:tab/>Q32<text:tab/></text:span><text:span text:style-name="T11"><draw:control text:anchor-type="as-char" draw:z-index="262" draw:style-name="gr4" draw:text-style-name="P12" svg:width="0.32cm" svg:height="0.32cm" draw:control="control259"/></text:span><text:span text:style-name="T11"><text:tab/></text:span><text:span text:style-name="T11"><draw:control text:anchor-type="as-char" draw:z-index="263" draw:style-name="gr4" draw:text-style-name="P12" svg:width="0.32cm" svg:height="0.32cm" draw:control="control260"/></text:span><text:span text:style-name="T11"><text:tab/></text:span><text:span text:style-name="T11"><draw:control text:anchor-type="as-char" draw:z-index="264" draw:style-name="gr4" draw:text-style-name="P12" svg:width="0.32cm" svg:height="0.32cm" draw:control="control261"/></text:span><text:span text:style-name="T11"><text:tab/></text:span><text:span text:style-name="T11"><draw:control text:anchor-type="as-char" draw:z-index="265" draw:style-name="gr4" draw:text-style-name="P12" svg:width="0.32cm" svg:height="0.32cm" draw:control="control262"/></text:span><text:span text:style-name="T11"><text:tab/></text:span><text:span text:style-name="T11"><draw:control text:anchor-type="as-char" draw:z-index="266" draw:style-name="gr4" draw:text-style-name="P12" svg:width="0.32cm" svg:height="0.32cm" draw:control="control263"/></text:span><text:span text:style-name="T11"><text:tab/>Q52<text:tab/></text:span><text:span text:style-name="T11"><draw:control text:anchor-type="as-char" draw:z-index="267" draw:style-name="gr4" draw:text-style-name="P12" svg:width="0.32cm" svg:height="0.32cm" draw:control="control264"/></text:span><text:span text:style-name="T11"><text:tab/></text:span><text:span text:style-name="T11"><draw:control text:anchor-type="as-char" draw:z-index="268" draw:style-name="gr4" draw:text-style-name="P12" svg:width="0.32cm" svg:height="0.32cm" draw:control="control265"/></text:span><text:span text:style-name="T11"><text:tab/></text:span><text:span text:style-name="T11"><draw:control text:anchor-type="as-char" draw:z-index="269" draw:style-name="gr4" draw:text-style-name="P12" svg:width="0.32cm" svg:height="0.32cm" draw:control="control266"/></text:span><text:span text:style-name="T11"><text:tab/></text:span><text:span text:style-name="T11"><draw:control text:anchor-type="as-char" draw:z-index="270" draw:style-name="gr4" draw:text-style-name="P12" svg:width="0.32cm" svg:height="0.32cm" draw:control="control267"/></text:span><text:span text:style-name="T11"><text:tab/></text:span><text:span text:style-name="T11"><draw:control text:anchor-type="as-char" draw:z-index="271" draw:style-name="gr4" draw:text-style-name="P12" svg:width="0.32cm" svg:height="0.32cm" draw:control="control268"/></text:span></text:p>
      <text:p text:style-name="P9"><text:span text:style-name="T11">Q13<text:tab/></text:span><text:span text:style-name="T11"><draw:control text:anchor-type="as-char" draw:z-index="272" draw:style-name="gr4" draw:text-style-name="P12" svg:width="0.32cm" svg:height="0.32cm" draw:control="control269"/></text:span><text:span text:style-name="T11"><text:tab/></text:span><text:span text:style-name="T11"><draw:control text:anchor-type="as-char" draw:z-index="273" draw:style-name="gr4" draw:text-style-name="P12" svg:width="0.32cm" svg:height="0.32cm" draw:control="control270"/></text:span><text:span text:style-name="T11"><text:tab/></text:span><text:span text:style-name="T11"><draw:control text:anchor-type="as-char" draw:z-index="274" draw:style-name="gr4" draw:text-style-name="P12" svg:width="0.32cm" svg:height="0.32cm" draw:control="control271"/></text:span><text:span text:style-name="T11"><text:tab/></text:span><text:span text:style-name="T11"><draw:control text:anchor-type="as-char" draw:z-index="275" draw:style-name="gr4" draw:text-style-name="P12" svg:width="0.32cm" svg:height="0.32cm" draw:control="control272"/></text:span><text:span text:style-name="T11"><text:tab/></text:span><text:span text:style-name="T11"><draw:control text:anchor-type="as-char" draw:z-index="276" draw:style-name="gr4" draw:text-style-name="P12" svg:width="0.32cm" svg:height="0.32cm" draw:control="control273"/></text:span><text:span text:style-name="T11"><text:tab/>Q33<text:tab/></text:span><text:span text:style-name="T11"><draw:control text:anchor-type="as-char" draw:z-index="277" draw:style-name="gr4" draw:text-style-name="P12" svg:width="0.32cm" svg:height="0.32cm" draw:control="control274"/></text:span><text:span text:style-name="T11"><text:tab/></text:span><text:span text:style-name="T11"><draw:control text:anchor-type="as-char" draw:z-index="278" draw:style-name="gr4" draw:text-style-name="P12" svg:width="0.32cm" svg:height="0.32cm" draw:control="control275"/></text:span><text:span text:style-name="T11"><text:tab/></text:span><text:span text:style-name="T11"><draw:control text:anchor-type="as-char" draw:z-index="279" draw:style-name="gr4" draw:text-style-name="P12" svg:width="0.32cm" svg:height="0.32cm" draw:control="control276"/></text:span><text:span text:style-name="T11"><text:tab/></text:span><text:span text:style-name="T11"><draw:control text:anchor-type="as-char" draw:z-index="280" draw:style-name="gr4" draw:text-style-name="P12" svg:width="0.32cm" svg:height="0.32cm" draw:control="control277"/></text:span><text:span text:style-name="T11"><text:tab/></text:span><text:span text:style-name="T11"><draw:control text:anchor-type="as-char" draw:z-index="281" draw:style-name="gr4" draw:text-style-name="P12" svg:width="0.32cm" svg:height="0.32cm" draw:control="control278"/></text:span><text:span text:style-name="T11"><text:tab/>Q53<text:tab/></text:span><text:span text:style-name="T11"><draw:control text:anchor-type="as-char" draw:z-index="282" draw:style-name="gr4" draw:text-style-name="P12" svg:width="0.32cm" svg:height="0.32cm" draw:control="control279"/></text:span><text:span text:style-name="T11"><text:tab/></text:span><text:span text:style-name="T11"><draw:control text:anchor-type="as-char" draw:z-index="283" draw:style-name="gr4" draw:text-style-name="P12" svg:width="0.32cm" svg:height="0.32cm" draw:control="control280"/></text:span><text:span text:style-name="T11"><text:tab/></text:span><text:span text:style-name="T11"><draw:control text:anchor-type="as-char" draw:z-index="284" draw:style-name="gr4" draw:text-style-name="P12" svg:width="0.32cm" svg:height="0.32cm" draw:control="control281"/></text:span><text:span text:style-name="T11"><text:tab/></text:span><text:span text:style-name="T11"><draw:control text:anchor-type="as-char" draw:z-index="285" draw:style-name="gr4" draw:text-style-name="P12" svg:width="0.32cm" svg:height="0.32cm" draw:control="control282"/></text:span><text:span text:style-name="T11"><text:tab/></text:span><text:span text:style-name="T11"><draw:control text:anchor-type="as-char" draw:z-index="286" draw:style-name="gr4" draw:text-style-name="P12" svg:width="0.32cm" svg:height="0.32cm" draw:control="control283"/></text:span></text:p>
      <text:p text:style-name="P9"><text:span text:style-name="T11">Q14<text:tab/></text:span><text:span text:style-name="T11"><draw:control text:anchor-type="as-char" draw:z-index="287" draw:style-name="gr4" draw:text-style-name="P12" svg:width="0.32cm" svg:height="0.32cm" draw:control="control284"/></text:span><text:span text:style-name="T11"><text:tab/></text:span><text:span text:style-name="T11"><draw:control text:anchor-type="as-char" draw:z-index="288" draw:style-name="gr4" draw:text-style-name="P12" svg:width="0.32cm" svg:height="0.32cm" draw:control="control285"/></text:span><text:span text:style-name="T11"><text:tab/></text:span><text:span text:style-name="T11"><draw:control text:anchor-type="as-char" draw:z-index="289" draw:style-name="gr4" draw:text-style-name="P12" svg:width="0.32cm" svg:height="0.32cm" draw:control="control286"/></text:span><text:span text:style-name="T11"><text:tab/></text:span><text:span text:style-name="T11"><draw:control text:anchor-type="as-char" draw:z-index="290" draw:style-name="gr4" draw:text-style-name="P12" svg:width="0.32cm" svg:height="0.32cm" draw:control="control287"/></text:span><text:span text:style-name="T11"><text:tab/></text:span><text:span text:style-name="T11"><draw:control text:anchor-type="as-char" draw:z-index="291" draw:style-name="gr4" draw:text-style-name="P12" svg:width="0.32cm" svg:height="0.32cm" draw:control="control288"/></text:span><text:span text:style-name="T11"><text:tab/>Q34<text:tab/></text:span><text:span text:style-name="T11"><draw:control text:anchor-type="as-char" draw:z-index="292" draw:style-name="gr4" draw:text-style-name="P12" svg:width="0.32cm" svg:height="0.32cm" draw:control="control289"/></text:span><text:span text:style-name="T11"><text:tab/></text:span><text:span text:style-name="T11"><draw:control text:anchor-type="as-char" draw:z-index="293" draw:style-name="gr4" draw:text-style-name="P12" svg:width="0.32cm" svg:height="0.32cm" draw:control="control290"/></text:span><text:span text:style-name="T11"><text:tab/></text:span><text:span text:style-name="T11"><draw:control text:anchor-type="as-char" draw:z-index="294" draw:style-name="gr4" draw:text-style-name="P12" svg:width="0.32cm" svg:height="0.32cm" draw:control="control291"/></text:span><text:span text:style-name="T11"><text:tab/></text:span><text:span text:style-name="T11"><draw:control text:anchor-type="as-char" draw:z-index="295" draw:style-name="gr4" draw:text-style-name="P12" svg:width="0.32cm" svg:height="0.32cm" draw:control="control292"/></text:span><text:span text:style-name="T11"><text:tab/></text:span><text:span text:style-name="T11"><draw:control text:anchor-type="as-char" draw:z-index="296" draw:style-name="gr4" draw:text-style-name="P12" svg:width="0.32cm" svg:height="0.32cm" draw:control="control293"/></text:span><text:span text:style-name="T11"><text:tab/>Q54<text:tab/></text:span><text:span text:style-name="T11"><draw:control text:anchor-type="as-char" draw:z-index="297" draw:style-name="gr4" draw:text-style-name="P12" svg:width="0.32cm" svg:height="0.32cm" draw:control="control294"/></text:span><text:span text:style-name="T11"><text:tab/></text:span><text:span text:style-name="T11"><draw:control text:anchor-type="as-char" draw:z-index="298" draw:style-name="gr4" draw:text-style-name="P12" svg:width="0.32cm" svg:height="0.32cm" draw:control="control295"/></text:span><text:span text:style-name="T11"><text:tab/></text:span><text:span text:style-name="T11"><draw:control text:anchor-type="as-char" draw:z-index="299" draw:style-name="gr4" draw:text-style-name="P12" svg:width="0.32cm" svg:height="0.32cm" draw:control="control296"/></text:span><text:span text:style-name="T11"><text:tab/></text:span><text:span text:style-name="T11"><draw:control text:anchor-type="as-char" draw:z-index="300" draw:style-name="gr4" draw:text-style-name="P12" svg:width="0.32cm" svg:height="0.32cm" draw:control="control297"/></text:span><text:span text:style-name="T11"><text:tab/></text:span><text:span text:style-name="T11"><draw:control text:anchor-type="as-char" draw:z-index="301" draw:style-name="gr4" draw:text-style-name="P12" svg:width="0.32cm" svg:height="0.32cm" draw:control="control298"/></text:span></text:p>
      <text:p text:style-name="P9"><text:span text:style-name="T11">Q15<text:tab/></text:span><text:span text:style-name="T11"><draw:control text:anchor-type="as-char" draw:z-index="302" draw:style-name="gr4" draw:text-style-name="P12" svg:width="0.32cm" svg:height="0.32cm" draw:control="control299"/></text:span><text:span text:style-name="T11"><text:tab/></text:span><text:span text:style-name="T11"><draw:control text:anchor-type="as-char" draw:z-index="303" draw:style-name="gr4" draw:text-style-name="P12" svg:width="0.32cm" svg:height="0.32cm" draw:control="control300"/></text:span><text:span text:style-name="T11"><text:tab/></text:span><text:span text:style-name="T11"><draw:control text:anchor-type="as-char" draw:z-index="304" draw:style-name="gr4" draw:text-style-name="P12" svg:width="0.32cm" svg:height="0.32cm" draw:control="control301"/></text:span><text:span text:style-name="T11"><text:tab/></text:span><text:span text:style-name="T11"><draw:control text:anchor-type="as-char" draw:z-index="305" draw:style-name="gr4" draw:text-style-name="P12" svg:width="0.32cm" svg:height="0.32cm" draw:control="control302"/></text:span><text:span text:style-name="T11"><text:tab/></text:span><text:span text:style-name="T11"><draw:control text:anchor-type="as-char" draw:z-index="306" draw:style-name="gr4" draw:text-style-name="P12" svg:width="0.32cm" svg:height="0.32cm" draw:control="control303"/></text:span><text:span text:style-name="T11"><text:tab/>Q35<text:tab/></text:span><text:span text:style-name="T11"><draw:control text:anchor-type="as-char" draw:z-index="307" draw:style-name="gr4" draw:text-style-name="P12" svg:width="0.32cm" svg:height="0.32cm" draw:control="control304"/></text:span><text:span text:style-name="T11"><text:tab/></text:span><text:span text:style-name="T11"><draw:control text:anchor-type="as-char" draw:z-index="308" draw:style-name="gr4" draw:text-style-name="P12" svg:width="0.32cm" svg:height="0.32cm" draw:control="control305"/></text:span><text:span text:style-name="T11"><text:tab/></text:span><text:span text:style-name="T11"><draw:control text:anchor-type="as-char" draw:z-index="309" draw:style-name="gr4" draw:text-style-name="P12" svg:width="0.32cm" svg:height="0.32cm" draw:control="control306"/></text:span><text:span text:style-name="T11"><text:tab/></text:span><text:span text:style-name="T11"><draw:control text:anchor-type="as-char" draw:z-index="310" draw:style-name="gr4" draw:text-style-name="P12" svg:width="0.32cm" svg:height="0.32cm" draw:control="control307"/></text:span><text:span text:style-name="T11"><text:tab/></text:span><text:span text:style-name="T11"><draw:control text:anchor-type="as-char" draw:z-index="311" draw:style-name="gr4" draw:text-style-name="P12" svg:width="0.32cm" svg:height="0.32cm" draw:control="control308"/></text:span><text:span text:style-name="T11"><text:tab/>Q55<text:tab/></text:span><text:span text:style-name="T11"><draw:control text:anchor-type="as-char" draw:z-index="312" draw:style-name="gr4" draw:text-style-name="P12" svg:width="0.32cm" svg:height="0.32cm" draw:control="control309"/></text:span><text:span text:style-name="T11"><text:tab/></text:span><text:span text:style-name="T11"><draw:control text:anchor-type="as-char" draw:z-index="313" draw:style-name="gr4" draw:text-style-name="P12" svg:width="0.32cm" svg:height="0.32cm" draw:control="control310"/></text:span><text:span text:style-name="T11"><text:tab/></text:span><text:span text:style-name="T11"><draw:control text:anchor-type="as-char" draw:z-index="314" draw:style-name="gr4" draw:text-style-name="P12" svg:width="0.32cm" svg:height="0.32cm" draw:control="control311"/></text:span><text:span text:style-name="T11"><text:tab/></text:span><text:span text:style-name="T11"><draw:control text:anchor-type="as-char" draw:z-index="315" draw:style-name="gr4" draw:text-style-name="P12" svg:width="0.32cm" svg:height="0.32cm" draw:control="control312"/></text:span><text:span text:style-name="T11"><text:tab/></text:span><text:span text:style-name="T11"><draw:control text:anchor-type="as-char" draw:z-index="316" draw:style-name="gr4" draw:text-style-name="P12" svg:width="0.32cm" svg:height="0.32cm" draw:control="control313"/></text:span></text:p>
      <text:p text:style-name="P9"><text:span text:style-name="T11">Q16<text:tab/></text:span><text:span text:style-name="T11"><draw:control text:anchor-type="as-char" draw:z-index="317" draw:style-name="gr4" draw:text-style-name="P12" svg:width="0.32cm" svg:height="0.32cm" draw:control="control314"/></text:span><text:span text:style-name="T11"><text:tab/></text:span><text:span text:style-name="T11"><draw:control text:anchor-type="as-char" draw:z-index="318" draw:style-name="gr4" draw:text-style-name="P12" svg:width="0.32cm" svg:height="0.32cm" draw:control="control315"/></text:span><text:span text:style-name="T11"><text:tab/></text:span><text:span text:style-name="T11"><draw:control text:anchor-type="as-char" draw:z-index="319" draw:style-name="gr4" draw:text-style-name="P12" svg:width="0.32cm" svg:height="0.32cm" draw:control="control316"/></text:span><text:span text:style-name="T11"><text:tab/></text:span><text:span text:style-name="T11"><draw:control text:anchor-type="as-char" draw:z-index="320" draw:style-name="gr4" draw:text-style-name="P12" svg:width="0.32cm" svg:height="0.32cm" draw:control="control317"/></text:span><text:span text:style-name="T11"><text:tab/></text:span><text:span text:style-name="T11"><draw:control text:anchor-type="as-char" draw:z-index="321" draw:style-name="gr4" draw:text-style-name="P12" svg:width="0.32cm" svg:height="0.32cm" draw:control="control318"/></text:span><text:span text:style-name="T11"><text:tab/>Q36<text:tab/></text:span><text:span text:style-name="T11"><draw:control text:anchor-type="as-char" draw:z-index="322" draw:style-name="gr4" draw:text-style-name="P12" svg:width="0.32cm" svg:height="0.32cm" draw:control="control319"/></text:span><text:span text:style-name="T11"><text:tab/></text:span><text:span text:style-name="T11"><draw:control text:anchor-type="as-char" draw:z-index="323" draw:style-name="gr4" draw:text-style-name="P12" svg:width="0.32cm" svg:height="0.32cm" draw:control="control320"/></text:span><text:span text:style-name="T11"><text:tab/></text:span><text:span text:style-name="T11"><draw:control text:anchor-type="as-char" draw:z-index="324" draw:style-name="gr4" draw:text-style-name="P12" svg:width="0.32cm" svg:height="0.32cm" draw:control="control321"/></text:span><text:span text:style-name="T11"><text:tab/></text:span><text:span text:style-name="T11"><draw:control text:anchor-type="as-char" draw:z-index="325" draw:style-name="gr4" draw:text-style-name="P12" svg:width="0.32cm" svg:height="0.32cm" draw:control="control322"/></text:span><text:span text:style-name="T11"><text:tab/></text:span><text:span text:style-name="T11"><draw:control text:anchor-type="as-char" draw:z-index="326" draw:style-name="gr4" draw:text-style-name="P12" svg:width="0.32cm" svg:height="0.32cm" draw:control="control323"/></text:span><text:span text:style-name="T11"><text:tab/>Q56<text:tab/></text:span><text:span text:style-name="T11"><draw:control text:anchor-type="as-char" draw:z-index="327" draw:style-name="gr4" draw:text-style-name="P12" svg:width="0.32cm" svg:height="0.32cm" draw:control="control324"/></text:span><text:span text:style-name="T11"><text:tab/></text:span><text:span text:style-name="T11"><draw:control text:anchor-type="as-char" draw:z-index="328" draw:style-name="gr4" draw:text-style-name="P12" svg:width="0.32cm" svg:height="0.32cm" draw:control="control325"/></text:span><text:span text:style-name="T11"><text:tab/></text:span><text:span text:style-name="T11"><draw:control text:anchor-type="as-char" draw:z-index="329" draw:style-name="gr4" draw:text-style-name="P12" svg:width="0.32cm" svg:height="0.32cm" draw:control="control326"/></text:span><text:span text:style-name="T11"><text:tab/></text:span><text:span text:style-name="T11"><draw:control text:anchor-type="as-char" draw:z-index="330" draw:style-name="gr4" draw:text-style-name="P12" svg:width="0.32cm" svg:height="0.32cm" draw:control="control327"/></text:span><text:span text:style-name="T11"><text:tab/></text:span><text:span text:style-name="T11"><draw:control text:anchor-type="as-char" draw:z-index="331" draw:style-name="gr4" draw:text-style-name="P12" svg:width="0.32cm" svg:height="0.32cm" draw:control="control328"/></text:span></text:p>
      <text:p text:style-name="P9"><text:span text:style-name="T11">Q17<text:tab/></text:span><text:span text:style-name="T11"><draw:control text:anchor-type="as-char" draw:z-index="332" draw:style-name="gr4" draw:text-style-name="P12" svg:width="0.32cm" svg:height="0.32cm" draw:control="control329"/></text:span><text:span text:style-name="T11"><text:tab/></text:span><text:span text:style-name="T11"><draw:control text:anchor-type="as-char" draw:z-index="333" draw:style-name="gr4" draw:text-style-name="P12" svg:width="0.32cm" svg:height="0.32cm" draw:control="control330"/></text:span><text:span text:style-name="T11"><text:tab/></text:span><text:span text:style-name="T11"><draw:control text:anchor-type="as-char" draw:z-index="334" draw:style-name="gr4" draw:text-style-name="P12" svg:width="0.32cm" svg:height="0.32cm" draw:control="control331"/></text:span><text:span text:style-name="T11"><text:tab/></text:span><text:span text:style-name="T11"><draw:control text:anchor-type="as-char" draw:z-index="335" draw:style-name="gr4" draw:text-style-name="P12" svg:width="0.32cm" svg:height="0.32cm" draw:control="control332"/></text:span><text:span text:style-name="T11"><text:tab/></text:span><text:span text:style-name="T11"><draw:control text:anchor-type="as-char" draw:z-index="336" draw:style-name="gr4" draw:text-style-name="P12" svg:width="0.32cm" svg:height="0.32cm" draw:control="control333"/></text:span><text:span text:style-name="T11"><text:tab/>Q37<text:tab/></text:span><text:span text:style-name="T11"><draw:control text:anchor-type="as-char" draw:z-index="337" draw:style-name="gr4" draw:text-style-name="P12" svg:width="0.32cm" svg:height="0.32cm" draw:control="control334"/></text:span><text:span text:style-name="T11"><text:tab/></text:span><text:span text:style-name="T11"><draw:control text:anchor-type="as-char" draw:z-index="338" draw:style-name="gr4" draw:text-style-name="P12" svg:width="0.32cm" svg:height="0.32cm" draw:control="control335"/></text:span><text:span text:style-name="T11"><text:tab/></text:span><text:span text:style-name="T11"><draw:control text:anchor-type="as-char" draw:z-index="339" draw:style-name="gr4" draw:text-style-name="P12" svg:width="0.32cm" svg:height="0.32cm" draw:control="control336"/></text:span><text:span text:style-name="T11"><text:tab/></text:span><text:span text:style-name="T11"><draw:control text:anchor-type="as-char" draw:z-index="340" draw:style-name="gr4" draw:text-style-name="P12" svg:width="0.32cm" svg:height="0.32cm" draw:control="control337"/></text:span><text:span text:style-name="T11"><text:tab/></text:span><text:span text:style-name="T11"><draw:control text:anchor-type="as-char" draw:z-index="341" draw:style-name="gr4" draw:text-style-name="P12" svg:width="0.32cm" svg:height="0.32cm" draw:control="control338"/></text:span><text:span text:style-name="T11"><text:tab/>Q57<text:tab/></text:span><text:span text:style-name="T11"><draw:control text:anchor-type="as-char" draw:z-index="342" draw:style-name="gr4" draw:text-style-name="P12" svg:width="0.32cm" svg:height="0.32cm" draw:control="control339"/></text:span><text:span text:style-name="T11"><text:tab/></text:span><text:span text:style-name="T11"><draw:control text:anchor-type="as-char" draw:z-index="343" draw:style-name="gr4" draw:text-style-name="P12" svg:width="0.32cm" svg:height="0.32cm" draw:control="control340"/></text:span><text:span text:style-name="T11"><text:tab/></text:span><text:span text:style-name="T11"><draw:control text:anchor-type="as-char" draw:z-index="344" draw:style-name="gr4" draw:text-style-name="P12" svg:width="0.32cm" svg:height="0.32cm" draw:control="control341"/></text:span><text:span text:style-name="T11"><text:tab/></text:span><text:span text:style-name="T11"><draw:control text:anchor-type="as-char" draw:z-index="345" draw:style-name="gr4" draw:text-style-name="P12" svg:width="0.32cm" svg:height="0.32cm" draw:control="control342"/></text:span><text:span text:style-name="T11"><text:tab/></text:span><text:span text:style-name="T11"><draw:control text:anchor-type="as-char" draw:z-index="346" draw:style-name="gr4" draw:text-style-name="P12" svg:width="0.32cm" svg:height="0.32cm" draw:control="control343"/></text:span></text:p>
      <text:p text:style-name="P9"><text:span text:style-name="T11">Q18<text:tab/></text:span><text:span text:style-name="T11"><draw:control text:anchor-type="as-char" draw:z-index="347" draw:style-name="gr4" draw:text-style-name="P12" svg:width="0.32cm" svg:height="0.32cm" draw:control="control344"/></text:span><text:span text:style-name="T11"><text:tab/></text:span><text:span text:style-name="T11"><draw:control text:anchor-type="as-char" draw:z-index="348" draw:style-name="gr4" draw:text-style-name="P12" svg:width="0.32cm" svg:height="0.32cm" draw:control="control345"/></text:span><text:span text:style-name="T11"><text:tab/></text:span><text:span text:style-name="T11"><draw:control text:anchor-type="as-char" draw:z-index="349" draw:style-name="gr4" draw:text-style-name="P12" svg:width="0.32cm" svg:height="0.32cm" draw:control="control346"/></text:span><text:span text:style-name="T11"><text:tab/></text:span><text:span text:style-name="T11"><draw:control text:anchor-type="as-char" draw:z-index="350" draw:style-name="gr4" draw:text-style-name="P12" svg:width="0.32cm" svg:height="0.32cm" draw:control="control347"/></text:span><text:span text:style-name="T11"><text:tab/></text:span><text:span text:style-name="T11"><draw:control text:anchor-type="as-char" draw:z-index="351" draw:style-name="gr4" draw:text-style-name="P12" svg:width="0.32cm" svg:height="0.32cm" draw:control="control348"/></text:span><text:span text:style-name="T11"><text:tab/>Q38<text:tab/></text:span><text:span text:style-name="T11"><draw:control text:anchor-type="as-char" draw:z-index="352" draw:style-name="gr4" draw:text-style-name="P12" svg:width="0.32cm" svg:height="0.32cm" draw:control="control349"/></text:span><text:span text:style-name="T11"><text:tab/></text:span><text:span text:style-name="T11"><draw:control text:anchor-type="as-char" draw:z-index="353" draw:style-name="gr4" draw:text-style-name="P12" svg:width="0.32cm" svg:height="0.32cm" draw:control="control350"/></text:span><text:span text:style-name="T11"><text:tab/></text:span><text:span text:style-name="T11"><draw:control text:anchor-type="as-char" draw:z-index="354" draw:style-name="gr4" draw:text-style-name="P12" svg:width="0.32cm" svg:height="0.32cm" draw:control="control351"/></text:span><text:span text:style-name="T11"><text:tab/></text:span><text:span text:style-name="T11"><draw:control text:anchor-type="as-char" draw:z-index="355" draw:style-name="gr4" draw:text-style-name="P12" svg:width="0.32cm" svg:height="0.32cm" draw:control="control352"/></text:span><text:span text:style-name="T11"><text:tab/></text:span><text:span text:style-name="T11"><draw:control text:anchor-type="as-char" draw:z-index="356" draw:style-name="gr4" draw:text-style-name="P12" svg:width="0.32cm" svg:height="0.32cm" draw:control="control353"/></text:span><text:span text:style-name="T11"><text:tab/>Q58<text:tab/></text:span><text:span text:style-name="T11"><draw:control text:anchor-type="as-char" draw:z-index="357" draw:style-name="gr4" draw:text-style-name="P12" svg:width="0.32cm" svg:height="0.32cm" draw:control="control354"/></text:span><text:span text:style-name="T11"><text:tab/></text:span><text:span text:style-name="T11"><draw:control text:anchor-type="as-char" draw:z-index="358" draw:style-name="gr4" draw:text-style-name="P12" svg:width="0.32cm" svg:height="0.32cm" draw:control="control355"/></text:span><text:span text:style-name="T11"><text:tab/></text:span><text:span text:style-name="T11"><draw:control text:anchor-type="as-char" draw:z-index="359" draw:style-name="gr4" draw:text-style-name="P12" svg:width="0.32cm" svg:height="0.32cm" draw:control="control356"/></text:span><text:span text:style-name="T11"><text:tab/></text:span><text:span text:style-name="T11"><draw:control text:anchor-type="as-char" draw:z-index="360" draw:style-name="gr4" draw:text-style-name="P12" svg:width="0.32cm" svg:height="0.32cm" draw:control="control357"/></text:span><text:span text:style-name="T11"><text:tab/></text:span><text:span text:style-name="T11"><draw:control text:anchor-type="as-char" draw:z-index="361" draw:style-name="gr4" draw:text-style-name="P12" svg:width="0.32cm" svg:height="0.32cm" draw:control="control358"/></text:span></text:p>
      <text:p text:style-name="P9"><text:span text:style-name="T11">Q19<text:tab/></text:span><text:span text:style-name="T11"><draw:control text:anchor-type="as-char" draw:z-index="362" draw:style-name="gr4" draw:text-style-name="P12" svg:width="0.32cm" svg:height="0.32cm" draw:control="control359"/></text:span><text:span text:style-name="T11"><text:tab/></text:span><text:span text:style-name="T11"><draw:control text:anchor-type="as-char" draw:z-index="363" draw:style-name="gr4" draw:text-style-name="P12" svg:width="0.32cm" svg:height="0.32cm" draw:control="control360"/></text:span><text:span text:style-name="T11"><text:tab/></text:span><text:span text:style-name="T11"><draw:control text:anchor-type="as-char" draw:z-index="364" draw:style-name="gr4" draw:text-style-name="P12" svg:width="0.32cm" svg:height="0.32cm" draw:control="control361"/></text:span><text:span text:style-name="T11"><text:tab/></text:span><text:span text:style-name="T11"><draw:control text:anchor-type="as-char" draw:z-index="365" draw:style-name="gr4" draw:text-style-name="P12" svg:width="0.32cm" svg:height="0.32cm" draw:control="control362"/></text:span><text:span text:style-name="T11"><text:tab/></text:span><text:span text:style-name="T11"><draw:control text:anchor-type="as-char" draw:z-index="366" draw:style-name="gr4" draw:text-style-name="P12" svg:width="0.32cm" svg:height="0.32cm" draw:control="control363"/></text:span><text:span text:style-name="T11"><text:tab/>Q39<text:tab/></text:span><text:span text:style-name="T11"><draw:control text:anchor-type="as-char" draw:z-index="367" draw:style-name="gr4" draw:text-style-name="P12" svg:width="0.32cm" svg:height="0.32cm" draw:control="control364"/></text:span><text:span text:style-name="T11"><text:tab/></text:span><text:span text:style-name="T11"><draw:control text:anchor-type="as-char" draw:z-index="368" draw:style-name="gr4" draw:text-style-name="P12" svg:width="0.32cm" svg:height="0.32cm" draw:control="control365"/></text:span><text:span text:style-name="T11"><text:tab/></text:span><text:span text:style-name="T11"><draw:control text:anchor-type="as-char" draw:z-index="369" draw:style-name="gr4" draw:text-style-name="P12" svg:width="0.32cm" svg:height="0.32cm" draw:control="control366"/></text:span><text:span text:style-name="T11"><text:tab/></text:span><text:span text:style-name="T11"><draw:control text:anchor-type="as-char" draw:z-index="370" draw:style-name="gr4" draw:text-style-name="P12" svg:width="0.32cm" svg:height="0.32cm" draw:control="control367"/></text:span><text:span text:style-name="T11"><text:tab/></text:span><text:span text:style-name="T11"><draw:control text:anchor-type="as-char" draw:z-index="371" draw:style-name="gr4" draw:text-style-name="P12" svg:width="0.32cm" svg:height="0.32cm" draw:control="control368"/></text:span><text:span text:style-name="T11"><text:tab/>Q59<text:tab/></text:span><text:span text:style-name="T11"><draw:control text:anchor-type="as-char" draw:z-index="372" draw:style-name="gr4" draw:text-style-name="P12" svg:width="0.32cm" svg:height="0.32cm" draw:control="control369"/></text:span><text:span text:style-name="T11"><text:tab/></text:span><text:span text:style-name="T11"><draw:control text:anchor-type="as-char" draw:z-index="373" draw:style-name="gr4" draw:text-style-name="P12" svg:width="0.32cm" svg:height="0.32cm" draw:control="control370"/></text:span><text:span text:style-name="T11"><text:tab/></text:span><text:span text:style-name="T11"><draw:control text:anchor-type="as-char" draw:z-index="374" draw:style-name="gr4" draw:text-style-name="P12" svg:width="0.32cm" svg:height="0.32cm" draw:control="control371"/></text:span><text:span text:style-name="T11"><text:tab/></text:span><text:span text:style-name="T11"><draw:control text:anchor-type="as-char" draw:z-index="375" draw:style-name="gr4" draw:text-style-name="P12" svg:width="0.32cm" svg:height="0.32cm" draw:control="control372"/></text:span><text:span text:style-name="T11"><text:tab/></text:span><text:span text:style-name="T11"><draw:control text:anchor-type="as-char" draw:z-index="376" draw:style-name="gr4" draw:text-style-name="P12" svg:width="0.32cm" svg:height="0.32cm" draw:control="control373"/></text:span></text:p>
      <text:p text:style-name="P9"><text:span text:style-name="T11">Q20<text:tab/></text:span><text:span text:style-name="T11"><draw:control text:anchor-type="as-char" draw:z-index="377" draw:style-name="gr4" draw:text-style-name="P12" svg:width="0.32cm" svg:height="0.32cm" draw:control="control374"/></text:span><text:span text:style-name="T11"><text:tab/></text:span><text:span text:style-name="T11"><draw:control text:anchor-type="as-char" draw:z-index="378" draw:style-name="gr4" draw:text-style-name="P12" svg:width="0.32cm" svg:height="0.32cm" draw:control="control375"/></text:span><text:span text:style-name="T11"><text:tab/></text:span><text:span text:style-name="T11"><draw:control text:anchor-type="as-char" draw:z-index="379" draw:style-name="gr4" draw:text-style-name="P12" svg:width="0.32cm" svg:height="0.32cm" draw:control="control376"/></text:span><text:span text:style-name="T11"><text:tab/></text:span><text:span text:style-name="T11"><draw:control text:anchor-type="as-char" draw:z-index="380" draw:style-name="gr4" draw:text-style-name="P12" svg:width="0.32cm" svg:height="0.32cm" draw:control="control377"/></text:span><text:span text:style-name="T11"><text:tab/></text:span><text:span text:style-name="T11"><draw:control text:anchor-type="as-char" draw:z-index="381" draw:style-name="gr4" draw:text-style-name="P12" svg:width="0.32cm" svg:height="0.32cm" draw:control="control378"/></text:span><text:span text:style-name="T11"><text:tab/>Q40<text:tab/></text:span><text:span text:style-name="T11"><draw:control text:anchor-type="as-char" draw:z-index="382" draw:style-name="gr4" draw:text-style-name="P12" svg:width="0.32cm" svg:height="0.32cm" draw:control="control379"/></text:span><text:span text:style-name="T11"><text:tab/></text:span><text:span text:style-name="T11"><draw:control text:anchor-type="as-char" draw:z-index="383" draw:style-name="gr4" draw:text-style-name="P12" svg:width="0.32cm" svg:height="0.32cm" draw:control="control380"/></text:span><text:span text:style-name="T11"><text:tab/></text:span><text:span text:style-name="T11"><draw:control text:anchor-type="as-char" draw:z-index="384" draw:style-name="gr4" draw:text-style-name="P12" svg:width="0.32cm" svg:height="0.32cm" draw:control="control381"/></text:span><text:span text:style-name="T11"><text:tab/></text:span><text:span text:style-name="T11"><draw:control text:anchor-type="as-char" draw:z-index="385" draw:style-name="gr4" draw:text-style-name="P12" svg:width="0.32cm" svg:height="0.32cm" draw:control="control382"/></text:span><text:span text:style-name="T11"><text:tab/></text:span><text:span text:style-name="T11"><draw:control text:anchor-type="as-char" draw:z-index="386" draw:style-name="gr4" draw:text-style-name="P12" svg:width="0.32cm" svg:height="0.32cm" draw:control="control383"/></text:span><text:span text:style-name="T11"><text:tab/>Q60<text:tab/></text:span><text:span text:style-name="T11"><draw:control text:anchor-type="as-char" draw:z-index="387" draw:style-name="gr4" draw:text-style-name="P12" svg:width="0.32cm" svg:height="0.32cm" draw:control="control384"/></text:span><text:span text:style-name="T11"><text:tab/></text:span><text:span text:style-name="T11"><draw:control text:anchor-type="as-char" draw:z-index="388" draw:style-name="gr4" draw:text-style-name="P12" svg:width="0.32cm" svg:height="0.32cm" draw:control="control385"/></text:span><text:span text:style-name="T11"><text:tab/></text:span><text:span text:style-name="T11"><draw:control text:anchor-type="as-char" draw:z-index="389" draw:style-name="gr4" draw:text-style-name="P12" svg:width="0.32cm" svg:height="0.32cm" draw:control="control386"/></text:span><text:span text:style-name="T11"><text:tab/></text:span><text:span text:style-name="T11"><draw:control text:anchor-type="as-char" draw:z-index="390" draw:style-name="gr4" draw:text-style-name="P12" svg:width="0.32cm" svg:height="0.32cm" draw:control="control387"/></text:span><text:span text:style-name="T11"><text:tab/></text:span><text:span text:style-name="T11"><draw:control text:anchor-type="as-char" draw:z-index="391" draw:style-name="gr4" draw:text-style-name="P12" svg:width="0.32cm" svg:height="0.32cm" draw:control="control388"/></text:span></text:p>
      <text:p text:style-name="P7"><draw:custom-shape text:anchor-type="char" draw:z-index="1" draw:style-name="gr2" draw:text-style-name="P11" svg:width="7.621cm" svg:height="2.287cm" svg:x="12.196cm" svg:y="0.083cm"><text:p/><draw:enhanced-geometry svg:viewBox="0 0 21600 21600" draw:type="rectangle" draw:enhanced-path="M 0 0 L 21600 0 21600 21600 0 21600 0 0 Z N"/></draw:custom-shape></text:p>
      <text:p text:style-name="P10"><text:span text:style-name="T8">Ne rien inscrire sur la fiche hors des zones prévues</text:span><text:span text:style-name="T11"><text:tab/></text:span><text:span text:style-name="T4">Date :</text:span></text:p>
      <text:p text:style-name="P6"><draw:custom-shape text:anchor-type="char" draw:z-index="3" draw:style-name="gr1" draw:text-style-name="P11" svg:width="0.509cm" svg:height="0.509cm" svg:x="0.512cm" svg:y="0.402cm"><text:p/>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</draw:custom-shape><text:span text:style-name="T11"><text:tab/></text:span><text:span text:style-name="T4">Signature de l'étudiant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25cm" fo:margin-bottom="0.25cm" fo:margin-left="0.25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M PATRONYMIQUE :…………………………………………Code :</dc:title>
    <meta:initial-creator>iufm</meta:initial-creator>
    <meta:creation-date>2009-04-03T17:44:00</meta:creation-date>
    <dc:creator>Rachid El Boussarghini</dc:creator>
    <dc:date>2009-04-03T17:44:00</dc:date>
    <meta:print-date>2009-04-03T18:43:00</meta:print-date>
    <meta:editing-cycles>2</meta:editing-cycles>
    <meta:editing-duration>PT52113H31M44S</meta:editing-duration>
    <meta:document-statistic meta:table-count="0" meta:image-count="0" meta:object-count="0" meta:page-count="1" meta:paragraph-count="35" meta:word-count="123" meta:character-count="1330"/>
    <meta:generator>OpenOffice.org/3.0$Unix OpenOffice.org_project/300m9$Build-9358</meta:generator>
  </office:meta>
</office:document-meta>
</file>